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automatic-styles>
    <style:style style:name="Tabela1" style:family="table">
      <style:table-properties style:width="16.669cm" fo:margin-left="-0.206cm" fo:margin-top="0cm" fo:margin-bottom="0cm" table:align="left" style:writing-mode="lr-tb"/>
    </style:style>
    <style:style style:name="Tabela1.A" style:family="table-column">
      <style:table-column-properties style:column-width="16.669cm"/>
    </style:style>
    <style:style style:name="Tabela1.1" style:family="table-row">
      <style:table-row-properties fo:keep-together="auto"/>
    </style:style>
    <style:style style:name="Tabela1.A1" style:family="table-cell">
      <style:table-cell-properties fo:background-color="#f4cccc" fo:padding="0.176cm" fo:border="1pt solid #000001">
        <style:background-image/>
      </style:table-cell-properties>
    </style:style>
    <style:style style:name="Tabela2" style:family="table">
      <style:table-properties style:width="16.669cm" fo:margin-left="-0.206cm" fo:margin-top="0cm" fo:margin-bottom="0cm" table:align="left" style:writing-mode="lr-tb"/>
    </style:style>
    <style:style style:name="Tabela2.A" style:family="table-column">
      <style:table-column-properties style:column-width="16.669cm"/>
    </style:style>
    <style:style style:name="Tabela2.1" style:family="table-row">
      <style:table-row-properties fo:keep-together="auto"/>
    </style:style>
    <style:style style:name="Tabela2.A1" style:family="table-cell">
      <style:table-cell-properties fo:background-color="#fff2cc" fo:padding="0.176cm" fo:border="1pt solid #000001">
        <style:background-image/>
      </style:table-cell-properties>
    </style:style>
    <style:style style:name="Tabela3" style:family="table">
      <style:table-properties style:width="16.669cm" fo:margin-left="-0.206cm" fo:margin-top="0cm" fo:margin-bottom="0cm" table:align="left" style:writing-mode="lr-tb"/>
    </style:style>
    <style:style style:name="Tabela3.A" style:family="table-column">
      <style:table-column-properties style:column-width="16.669cm"/>
    </style:style>
    <style:style style:name="Tabela3.1" style:family="table-row">
      <style:table-row-properties fo:keep-together="auto"/>
    </style:style>
    <style:style style:name="Tabela3.A1" style:family="table-cell">
      <style:table-cell-properties fo:background-color="#ead1dc" fo:padding="0.176cm" fo:border="1pt solid #000001">
        <style:background-image/>
      </style:table-cell-properties>
    </style:style>
    <style:style style:name="Tabela4" style:family="table">
      <style:table-properties style:width="16.669cm" fo:margin-left="-0.206cm" fo:margin-top="0cm" fo:margin-bottom="0cm" table:align="left" style:writing-mode="lr-tb"/>
    </style:style>
    <style:style style:name="Tabela4.A" style:family="table-column">
      <style:table-column-properties style:column-width="16.669cm"/>
    </style:style>
    <style:style style:name="Tabela4.1" style:family="table-row">
      <style:table-row-properties fo:keep-together="auto"/>
    </style:style>
    <style:style style:name="Tabela4.A1" style:family="table-cell">
      <style:table-cell-properties fo:background-color="#d9d2e9" fo:padding="0.176cm" fo:border="1pt solid #000001">
        <style:background-image/>
      </style:table-cell-properties>
    </style:style>
    <style:style style:name="Tabela5" style:family="table">
      <style:table-properties style:width="16.669cm" fo:margin-left="-0.206cm" fo:margin-top="0cm" fo:margin-bottom="0cm" table:align="left" style:writing-mode="lr-tb"/>
    </style:style>
    <style:style style:name="Tabela5.A" style:family="table-column">
      <style:table-column-properties style:column-width="16.669cm"/>
    </style:style>
    <style:style style:name="Tabela5.1" style:family="table-row">
      <style:table-row-properties fo:keep-together="auto"/>
    </style:style>
    <style:style style:name="Tabela5.A1" style:family="table-cell">
      <style:table-cell-properties fo:background-color="#cfe2f3" fo:padding="0.176cm" fo:border="1pt solid #000001">
        <style:background-image/>
      </style:table-cell-properties>
    </style:style>
    <style:style style:name="Tabela6" style:family="table">
      <style:table-properties style:width="11.113cm" fo:margin-left="-0.206cm" fo:margin-top="0cm" fo:margin-bottom="0cm" table:align="left"/>
    </style:style>
    <style:style style:name="Tabela6.A" style:family="table-column">
      <style:table-column-properties style:column-width="3.334cm"/>
    </style:style>
    <style:style style:name="Tabela6.B" style:family="table-column">
      <style:table-column-properties style:column-width="4.26cm"/>
    </style:style>
    <style:style style:name="Tabela6.C" style:family="table-column">
      <style:table-column-properties style:column-width="3.519cm"/>
    </style:style>
    <style:style style:name="Tabela6.1" style:family="table-row">
      <style:table-row-properties fo:keep-together="auto"/>
    </style:style>
    <style:style style:name="Tabela6.A1" style:family="table-cell">
      <style:table-cell-properties fo:background-color="#c0504d" fo:padding="0.176cm" fo:border="1pt solid #000001">
        <style:background-image/>
      </style:table-cell-properties>
    </style:style>
    <style:style style:name="Tabela6.A2" style:family="table-cell">
      <style:table-cell-properties fo:background-color="#e6b8b7" fo:padding="0.176cm" fo:border="1pt solid #000001">
        <style:background-image/>
      </style:table-cell-properties>
    </style:style>
    <style:style style:name="Tabela6.A3" style:family="table-cell">
      <style:table-cell-properties fo:background-color="#f2dcdb" fo:padding="0.176cm" fo:border="1pt solid #000001">
        <style:background-image/>
      </style:table-cell-properties>
    </style:style>
    <style:style style:name="Tabela6.A6" style:family="table-cell">
      <style:table-cell-properties fo:background-color="#f2dcdb" fo:padding="0.176cm" fo:border-left="1pt solid #000001" fo:border-right="1pt solid #000001" fo:border-top="none" fo:border-bottom="1pt solid #000001">
        <style:background-image/>
      </style:table-cell-properties>
    </style:style>
    <style:style style:name="Tabela8" style:family="table">
      <style:table-properties style:width="16.669cm" fo:margin-left="-0.206cm" fo:margin-top="0cm" fo:margin-bottom="0cm" table:align="left" style:writing-mode="lr-tb"/>
    </style:style>
    <style:style style:name="Tabela8.A" style:family="table-column">
      <style:table-column-properties style:column-width="16.669cm"/>
    </style:style>
    <style:style style:name="Tabela8.1" style:family="table-row">
      <style:table-row-properties fo:keep-together="auto"/>
    </style:style>
    <style:style style:name="Tabela8.A1" style:family="table-cell">
      <style:table-cell-properties fo:background-color="#cfe2f3" fo:padding="0.176cm" fo:border="1pt solid #000001">
        <style:background-image/>
      </style:table-cell-properties>
    </style:style>
    <style:style style:name="Tabela9" style:family="table">
      <style:table-properties style:width="16.669cm" fo:margin-left="-0.206cm" fo:margin-top="0cm" fo:margin-bottom="0cm" table:align="left" style:writing-mode="lr-tb"/>
    </style:style>
    <style:style style:name="Tabela9.A" style:family="table-column">
      <style:table-column-properties style:column-width="16.669cm"/>
    </style:style>
    <style:style style:name="Tabela9.1" style:family="table-row">
      <style:table-row-properties fo:keep-together="auto"/>
    </style:style>
    <style:style style:name="Tabela9.A1" style:family="table-cell">
      <style:table-cell-properties fo:background-color="#fce5cd" fo:padding="0.176cm" fo:border="1pt solid #000001">
        <style:background-image/>
      </style:table-cell-properties>
    </style:style>
    <style:style style:name="Tabela10" style:family="table">
      <style:table-properties style:width="16.669cm" fo:margin-left="-0.206cm" fo:margin-top="0cm" fo:margin-bottom="0cm" table:align="left" style:writing-mode="lr-tb"/>
    </style:style>
    <style:style style:name="Tabela10.A" style:family="table-column">
      <style:table-column-properties style:column-width="16.669cm"/>
    </style:style>
    <style:style style:name="Tabela10.1" style:family="table-row">
      <style:table-row-properties fo:keep-together="auto"/>
    </style:style>
    <style:style style:name="Tabela10.A1" style:family="table-cell">
      <style:table-cell-properties fo:background-color="#d9ead3" fo:padding="0.176cm" fo:border="1pt solid #000001">
        <style:background-image/>
      </style:table-cell-properties>
    </style:style>
    <style:style style:name="Tabela11" style:family="table">
      <style:table-properties style:width="16.669cm" fo:margin-left="-0.206cm" fo:margin-top="0cm" fo:margin-bottom="0cm" table:align="left" style:writing-mode="lr-tb"/>
    </style:style>
    <style:style style:name="Tabela11.A" style:family="table-column">
      <style:table-column-properties style:column-width="16.669cm"/>
    </style:style>
    <style:style style:name="Tabela11.1" style:family="table-row">
      <style:table-row-properties fo:keep-together="auto"/>
    </style:style>
    <style:style style:name="Tabela11.A1" style:family="table-cell">
      <style:table-cell-properties fo:background-color="#fff2cc" fo:padding="0.176cm" fo:border="1pt solid #000001">
        <style:background-image/>
      </style:table-cell-properties>
    </style:style>
    <style:style style:name="P1" style:family="paragraph" style:parent-style-name="Standard">
      <style:paragraph-properties fo:margin-top="0cm" fo:margin-bottom="0cm" loext:contextual-spacing="false" fo:keep-together="auto" fo:orphans="0" fo:widows="0" fo:keep-with-next="auto"/>
    </style:style>
    <style:style style:name="P2" style:family="paragraph" style:parent-style-name="Standard">
      <style:paragraph-properties fo:margin-top="0cm" fo:margin-bottom="0cm" loext:contextual-spacing="false" fo:keep-together="auto" fo:orphans="0" fo:widows="0" fo:keep-with-next="auto"/>
      <style:text-properties officeooo:rsid="0021bf3d" officeooo:paragraph-rsid="0021bf3d"/>
    </style:style>
    <style:style style:name="P3" style:family="paragraph" style:parent-style-name="Standard">
      <style:paragraph-properties fo:margin-top="0cm" fo:margin-bottom="0cm" loext:contextual-spacing="false" fo:text-align="justify" style:justify-single-word="false" fo:keep-together="auto" fo:orphans="0" fo:widows="0" fo:keep-with-next="auto"/>
      <style:text-properties officeooo:rsid="0021bf3d" officeooo:paragraph-rsid="0021bf3d"/>
    </style:style>
    <style:style style:name="P4" style:family="paragraph" style:parent-style-name="Standard">
      <style:paragraph-properties fo:margin-top="0cm" fo:margin-bottom="0cm" loext:contextual-spacing="false" fo:keep-together="auto" fo:orphans="0" fo:widows="0" fo:keep-with-next="auto"/>
      <style:text-properties officeooo:rsid="002508f2" officeooo:paragraph-rsid="002508f2"/>
    </style:style>
    <style:style style:name="P5" style:family="paragraph" style:parent-style-name="Standard">
      <style:paragraph-properties fo:margin-top="0cm" fo:margin-bottom="0cm" loext:contextual-spacing="false" fo:keep-together="auto" fo:orphans="0" fo:widows="0" fo:keep-with-next="auto"/>
      <style:text-properties officeooo:rsid="0025ff4c" officeooo:paragraph-rsid="0025ff4c"/>
    </style:style>
    <style:style style:name="P6" style:family="paragraph" style:parent-style-name="Standard">
      <style:paragraph-properties fo:margin-top="0cm" fo:margin-bottom="0cm" loext:contextual-spacing="false" fo:keep-together="auto" fo:orphans="0" fo:widows="0" fo:keep-with-next="auto"/>
      <style:text-properties officeooo:rsid="0028ac30" officeooo:paragraph-rsid="0028ac30"/>
    </style:style>
    <style:style style:name="P7" style:family="paragraph" style:parent-style-name="Standard">
      <style:paragraph-properties fo:margin-top="0cm" fo:margin-bottom="0cm" loext:contextual-spacing="false" fo:keep-together="auto" fo:orphans="0" fo:widows="0" fo:keep-with-next="auto"/>
      <style:text-properties officeooo:rsid="002db6d6" officeooo:paragraph-rsid="002db6d6"/>
    </style:style>
    <style:style style:name="P8" style:family="paragraph" style:parent-style-name="Standard">
      <style:paragraph-properties fo:margin-top="0cm" fo:margin-bottom="0cm" loext:contextual-spacing="false" fo:keep-together="auto" fo:orphans="0" fo:widows="0" fo:keep-with-next="auto"/>
      <style:text-properties officeooo:rsid="002eae1c" officeooo:paragraph-rsid="002eae1c"/>
    </style:style>
    <style:style style:name="P9" style:family="paragraph" style:parent-style-name="Standard">
      <style:paragraph-properties fo:margin-top="0cm" fo:margin-bottom="0cm" loext:contextual-spacing="false" fo:keep-together="auto" fo:orphans="0" fo:widows="0" fo:keep-with-next="auto"/>
      <style:text-properties officeooo:rsid="002f9d41" officeooo:paragraph-rsid="002f9d41"/>
    </style:style>
    <style:style style:name="P10" style:family="paragraph" style:parent-style-name="Standard">
      <style:paragraph-properties fo:margin-top="0cm" fo:margin-bottom="0cm" loext:contextual-spacing="false" fo:keep-together="auto" fo:orphans="0" fo:widows="0" fo:keep-with-next="auto"/>
      <style:text-properties fo:color="#000000"/>
    </style:style>
    <style:style style:name="P11" style:family="paragraph" style:parent-style-name="Heading_20_1">
      <style:paragraph-properties fo:margin-top="0cm" fo:margin-bottom="0cm" loext:contextual-spacing="false" fo:text-align="center" style:justify-single-word="false" fo:keep-together="auto" fo:orphans="0" fo:widows="0" fo:keep-with-next="auto"/>
    </style:style>
    <style:style style:name="P12" style:family="paragraph" style:parent-style-name="Heading_20_1">
      <style:paragraph-properties fo:margin-top="0cm" fo:margin-bottom="0cm" loext:contextual-spacing="false" fo:line-height="100%" fo:text-align="center" style:justify-single-word="false" fo:keep-together="auto" fo:orphans="0" fo:widows="0" fo:keep-with-next="auto"/>
    </style:style>
    <style:style style:name="P13" style:family="paragraph" style:parent-style-name="Heading_20_1">
      <style:paragraph-properties fo:margin-top="0cm" fo:margin-bottom="0cm" loext:contextual-spacing="false" fo:text-align="start" style:justify-single-word="false" fo:keep-together="auto" fo:orphans="0" fo:widows="0" fo:keep-with-next="auto"/>
    </style:style>
    <style:style style:name="P14" style:family="paragraph" style:parent-style-name="Heading_20_1">
      <style:paragraph-properties fo:margin-top="0cm" fo:margin-bottom="0cm" loext:contextual-spacing="false" fo:line-height="100%" fo:text-align="center" style:justify-single-word="false" fo:keep-together="auto" fo:orphans="0" fo:widows="0" fo:keep-with-next="auto"/>
      <style:text-properties officeooo:rsid="001fa5f1" officeooo:paragraph-rsid="001fa5f1"/>
    </style:style>
    <style:style style:name="P15" style:family="paragraph" style:parent-style-name="Heading_20_1">
      <style:paragraph-properties fo:margin-top="0cm" fo:margin-bottom="0cm" loext:contextual-spacing="false" fo:keep-together="auto" fo:orphans="0" fo:widows="0" fo:keep-with-next="auto"/>
      <style:text-properties officeooo:rsid="0021bf3d" officeooo:paragraph-rsid="0021bf3d"/>
    </style:style>
    <style:style style:name="P16" style:family="paragraph" style:parent-style-name="Heading_20_1">
      <style:paragraph-properties fo:margin-top="0cm" fo:margin-bottom="0cm" loext:contextual-spacing="false" fo:line-height="100%" fo:text-align="center" style:justify-single-word="false" fo:keep-together="auto" fo:orphans="0" fo:widows="0" fo:keep-with-next="auto"/>
      <style:text-properties officeooo:rsid="0021bf3d" officeooo:paragraph-rsid="0021bf3d"/>
    </style:style>
    <style:style style:name="P17" style:family="paragraph" style:parent-style-name="Heading_20_1">
      <style:paragraph-properties fo:margin-top="0cm" fo:margin-bottom="0cm" loext:contextual-spacing="false" fo:line-height="100%" fo:text-align="center" style:justify-single-word="false" fo:keep-together="auto" fo:orphans="0" fo:widows="0" fo:keep-with-next="auto"/>
      <style:text-properties officeooo:rsid="002508f2" officeooo:paragraph-rsid="002508f2"/>
    </style:style>
    <style:style style:name="P18" style:family="paragraph" style:parent-style-name="Heading_20_1">
      <style:paragraph-properties fo:margin-top="0cm" fo:margin-bottom="0cm" loext:contextual-spacing="false" fo:text-align="center" style:justify-single-word="false" fo:keep-together="auto" fo:orphans="0" fo:widows="0" fo:keep-with-next="auto"/>
      <style:text-properties officeooo:rsid="002508f2" officeooo:paragraph-rsid="002508f2"/>
    </style:style>
    <style:style style:name="P19" style:family="paragraph" style:parent-style-name="Heading_20_1">
      <style:paragraph-properties fo:margin-top="0cm" fo:margin-bottom="0cm" loext:contextual-spacing="false" fo:line-height="100%" fo:text-align="center" style:justify-single-word="false" fo:keep-together="auto" fo:orphans="0" fo:widows="0" fo:keep-with-next="auto"/>
      <style:text-properties officeooo:rsid="002feb62" officeooo:paragraph-rsid="002feb62"/>
    </style:style>
    <style:style style:name="P20" style:family="paragraph" style:parent-style-name="Heading_20_3">
      <style:paragraph-properties fo:margin-top="0cm" fo:margin-bottom="0cm" loext:contextual-spacing="false" fo:keep-together="auto" fo:orphans="0" fo:widows="0" fo:keep-with-next="auto"/>
      <style:text-properties fo:color="#000000" officeooo:rsid="0025ff4c" officeooo:paragraph-rsid="0025ff4c"/>
    </style:style>
    <style:style style:name="P21" style:family="paragraph" style:parent-style-name="Heading_20_3">
      <style:paragraph-properties fo:margin-top="0cm" fo:margin-bottom="0cm" loext:contextual-spacing="false" fo:keep-together="auto" fo:orphans="0" fo:widows="0" fo:keep-with-next="auto"/>
      <style:text-properties fo:color="#000000" officeooo:rsid="0025ff4c" officeooo:paragraph-rsid="003459bb"/>
    </style:style>
    <style:style style:name="P22" style:family="paragraph" style:parent-style-name="Heading_20_3">
      <style:paragraph-properties fo:margin-top="0cm" fo:margin-bottom="0cm" loext:contextual-spacing="false" fo:keep-together="auto" fo:orphans="0" fo:widows="0" fo:keep-with-next="auto"/>
      <style:text-properties fo:color="#000000"/>
    </style:style>
    <style:style style:name="P23" style:family="paragraph" style:parent-style-name="Heading_20_3">
      <style:paragraph-properties fo:margin-top="0cm" fo:margin-bottom="0cm" loext:contextual-spacing="false" fo:keep-together="auto" fo:orphans="0" fo:widows="0" fo:keep-with-next="auto"/>
      <style:text-properties fo:color="#000000" officeooo:rsid="0028ac30" officeooo:paragraph-rsid="0028ac30" fo:background-color="#ffffff"/>
    </style:style>
    <style:style style:name="P24" style:family="paragraph" style:parent-style-name="Heading_20_2">
      <style:paragraph-properties fo:margin-top="0cm" fo:margin-bottom="0cm" loext:contextual-spacing="false" fo:keep-together="auto" fo:orphans="0" fo:widows="0" fo:keep-with-next="auto"/>
    </style:style>
    <style:style style:name="P25" style:family="paragraph" style:parent-style-name="Heading_20_2">
      <style:paragraph-properties fo:margin-top="0cm" fo:margin-bottom="0cm" loext:contextual-spacing="false" fo:keep-together="auto" fo:orphans="0" fo:widows="0" fo:keep-with-next="auto"/>
      <style:text-properties officeooo:paragraph-rsid="00308d3e"/>
    </style:style>
    <style:style style:name="P26" style:family="paragraph" style:parent-style-name="Heading_20_2">
      <style:paragraph-properties fo:margin-top="0cm" fo:margin-bottom="0cm" loext:contextual-spacing="false" fo:keep-together="auto" fo:orphans="0" fo:widows="0" fo:keep-with-next="auto"/>
      <style:text-properties officeooo:rsid="001fa5f1" officeooo:paragraph-rsid="001fa5f1"/>
    </style:style>
    <style:style style:name="P27" style:family="paragraph" style:parent-style-name="Heading_20_2">
      <style:paragraph-properties fo:margin-top="0cm" fo:margin-bottom="0cm" loext:contextual-spacing="false" fo:text-align="center" style:justify-single-word="false" fo:keep-together="auto" fo:orphans="0" fo:widows="0" fo:keep-with-next="auto"/>
      <style:text-properties officeooo:rsid="0021bf3d" officeooo:paragraph-rsid="0021bf3d"/>
    </style:style>
    <style:style style:name="P28" style:family="paragraph" style:parent-style-name="Heading_20_2">
      <style:paragraph-properties fo:margin-top="0cm" fo:margin-bottom="0cm" loext:contextual-spacing="false" fo:keep-together="auto" fo:orphans="0" fo:widows="0" fo:keep-with-next="auto"/>
      <style:text-properties officeooo:rsid="0021bf3d" officeooo:paragraph-rsid="0021bf3d"/>
    </style:style>
    <style:style style:name="P29" style:family="paragraph" style:parent-style-name="Heading_20_2">
      <style:paragraph-properties fo:margin-top="0cm" fo:margin-bottom="0cm" loext:contextual-spacing="false" fo:keep-together="auto" fo:orphans="0" fo:widows="0" fo:keep-with-next="auto"/>
      <style:text-properties officeooo:rsid="0022aa77" officeooo:paragraph-rsid="0022aa77"/>
    </style:style>
    <style:style style:name="P30" style:family="paragraph" style:parent-style-name="Heading_20_2">
      <style:paragraph-properties fo:margin-top="0cm" fo:margin-bottom="0cm" loext:contextual-spacing="false" fo:keep-together="auto" fo:orphans="0" fo:widows="0" fo:keep-with-next="auto"/>
      <style:text-properties officeooo:rsid="0025ff4c" officeooo:paragraph-rsid="0025ff4c"/>
    </style:style>
    <style:style style:name="P31" style:family="paragraph" style:parent-style-name="Heading_20_2">
      <style:paragraph-properties fo:margin-top="0cm" fo:margin-bottom="0cm" loext:contextual-spacing="false" fo:keep-together="auto" fo:orphans="0" fo:widows="0" fo:keep-with-next="auto"/>
      <style:text-properties officeooo:rsid="002737c7" officeooo:paragraph-rsid="002737c7"/>
    </style:style>
    <style:style style:name="P32" style:family="paragraph" style:parent-style-name="Heading_20_2">
      <style:paragraph-properties fo:margin-top="0cm" fo:margin-bottom="0cm" loext:contextual-spacing="false" fo:keep-together="auto" fo:orphans="0" fo:widows="0" fo:keep-with-next="auto"/>
      <style:text-properties officeooo:rsid="002db6d6" officeooo:paragraph-rsid="002db6d6"/>
    </style:style>
    <style:style style:name="P33" style:family="paragraph" style:parent-style-name="Heading_20_2">
      <style:paragraph-properties fo:margin-top="0cm" fo:margin-bottom="0cm" loext:contextual-spacing="false" fo:keep-together="auto" fo:orphans="0" fo:widows="0" fo:keep-with-next="auto"/>
      <style:text-properties officeooo:rsid="002feb62" officeooo:paragraph-rsid="002feb62"/>
    </style:style>
    <style:style style:name="P34" style:family="paragraph" style:parent-style-name="Standard">
      <style:paragraph-properties fo:margin-top="0cm" fo:margin-bottom="0cm" loext:contextual-spacing="false" fo:keep-together="auto" fo:orphans="0" fo:widows="0" fo:break-before="page" fo:keep-with-next="auto"/>
    </style:style>
    <style:style style:name="P35" style:family="paragraph" style:parent-style-name="Standard">
      <style:paragraph-properties fo:margin-top="0cm" fo:margin-bottom="0cm" loext:contextual-spacing="false" fo:orphans="0" fo:widows="0"/>
      <style:text-properties officeooo:rsid="0021bf3d" officeooo:paragraph-rsid="0021bf3d"/>
    </style:style>
    <style:style style:name="P36" style:family="paragraph" style:parent-style-name="Standard">
      <style:paragraph-properties fo:margin-top="0cm" fo:margin-bottom="0cm" loext:contextual-spacing="false" fo:text-align="justify" style:justify-single-word="false" fo:orphans="0" fo:widows="0"/>
      <style:text-properties officeooo:rsid="0021bf3d" officeooo:paragraph-rsid="0021bf3d"/>
    </style:style>
    <style:style style:name="P37" style:family="paragraph" style:parent-style-name="Standard">
      <style:paragraph-properties fo:margin-top="0cm" fo:margin-bottom="0cm" loext:contextual-spacing="false" fo:orphans="0" fo:widows="0"/>
    </style:style>
    <style:style style:name="P38" style:family="paragraph" style:parent-style-name="Standard">
      <style:paragraph-properties fo:margin-top="0cm" fo:margin-bottom="0cm" loext:contextual-spacing="false" fo:orphans="0" fo:widows="0"/>
      <style:text-properties officeooo:paragraph-rsid="002737c7"/>
    </style:style>
    <style:style style:name="P39" style:family="paragraph" style:parent-style-name="Standard">
      <style:paragraph-properties fo:margin-top="0cm" fo:margin-bottom="0cm" loext:contextual-spacing="false" fo:orphans="0" fo:widows="0"/>
      <style:text-properties officeooo:paragraph-rsid="002feb62"/>
    </style:style>
    <style:style style:name="P40" style:family="paragraph" style:parent-style-name="Standard">
      <style:paragraph-properties fo:margin-top="0cm" fo:margin-bottom="0cm" loext:contextual-spacing="false" fo:orphans="0" fo:widows="0"/>
      <style:text-properties officeooo:rsid="002737c7" officeooo:paragraph-rsid="002737c7"/>
    </style:style>
    <style:style style:name="P41" style:family="paragraph" style:parent-style-name="Standard">
      <style:paragraph-properties fo:margin-top="0cm" fo:margin-bottom="0cm" loext:contextual-spacing="false" fo:text-align="justify" style:justify-single-word="false" fo:orphans="0" fo:widows="0"/>
      <style:text-properties officeooo:rsid="002737c7" officeooo:paragraph-rsid="002737c7"/>
    </style:style>
    <style:style style:name="P42" style:family="paragraph" style:parent-style-name="Standard">
      <style:paragraph-properties fo:margin-top="0cm" fo:margin-bottom="0cm" loext:contextual-spacing="false" fo:orphans="0" fo:widows="0"/>
      <style:text-properties officeooo:rsid="0028ac30" officeooo:paragraph-rsid="0028ac30"/>
    </style:style>
    <style:style style:name="P43" style:family="paragraph" style:parent-style-name="Standard">
      <style:paragraph-properties fo:margin-top="0cm" fo:margin-bottom="0cm" loext:contextual-spacing="false" fo:orphans="0" fo:widows="0"/>
      <style:text-properties officeooo:rsid="002feb62" officeooo:paragraph-rsid="002feb62"/>
    </style:style>
    <style:style style:name="P44" style:family="paragraph" style:parent-style-name="Heading_20_3">
      <style:paragraph-properties fo:margin-top="0cm" fo:margin-bottom="0cm" loext:contextual-spacing="false" fo:orphans="0" fo:widows="0"/>
      <style:text-properties fo:color="#000000" officeooo:rsid="0028ac30" officeooo:paragraph-rsid="0028ac30" fo:background-color="#ffffff"/>
    </style:style>
    <style:style style:name="P45" style:family="paragraph" style:parent-style-name="Heading_20_2">
      <style:paragraph-properties fo:margin-top="0cm" fo:margin-bottom="0cm" loext:contextual-spacing="false" fo:orphans="0" fo:widows="0"/>
      <style:text-properties officeooo:rsid="0025ff4c" officeooo:paragraph-rsid="0025ff4c"/>
    </style:style>
    <style:style style:name="P46" style:family="paragraph" style:parent-style-name="Standard">
      <style:text-properties fo:color="#000000"/>
    </style:style>
    <style:style style:name="P47" style:family="paragraph" style:parent-style-name="Standard">
      <style:paragraph-properties fo:margin-left="0cm" fo:margin-right="0cm" fo:margin-top="0cm" fo:margin-bottom="0cm" loext:contextual-spacing="true" fo:keep-together="auto" fo:orphans="0" fo:widows="0" fo:text-indent="0cm" style:auto-text-indent="false" fo:keep-with-next="auto"/>
    </style:style>
    <style:style style:name="P48" style:family="paragraph" style:parent-style-name="Standard">
      <style:paragraph-properties fo:margin-left="0cm" fo:margin-right="0cm" fo:margin-top="0cm" fo:margin-bottom="0cm" loext:contextual-spacing="false" fo:line-height="100%" fo:keep-together="auto" fo:orphans="0" fo:widows="0" fo:text-indent="0cm" style:auto-text-indent="false" fo:keep-with-next="auto"/>
    </style:style>
    <style:style style:name="P4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style>
    <style:style style:name="P50" style:family="paragraph" style:parent-style-name="Standard">
      <style:paragraph-properties fo:margin-left="0cm" fo:margin-right="0cm" fo:margin-top="0cm" fo:margin-bottom="0cm" loext:contextual-spacing="false" fo:line-height="100%" fo:keep-together="auto" fo:orphans="0" fo:widows="0" fo:text-indent="0cm" style:auto-text-indent="false" fo:keep-with-next="auto"/>
      <style:text-properties officeooo:rsid="002737c7" officeooo:paragraph-rsid="002737c7"/>
    </style:style>
    <style:style style:name="P5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officeooo:rsid="002737c7" officeooo:paragraph-rsid="002737c7"/>
    </style:style>
    <style:style style:name="P5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officeooo:rsid="0028ac30" officeooo:paragraph-rsid="0028ac30"/>
    </style:style>
    <style:style style:name="P53" style:family="paragraph" style:parent-style-name="Standard">
      <style:paragraph-properties fo:margin-left="0.635cm" fo:margin-right="0cm" fo:margin-top="0cm" fo:margin-bottom="0cm" loext:contextual-spacing="false" fo:keep-together="auto" fo:orphans="0" fo:widows="0" fo:text-indent="0cm" style:auto-text-indent="false" fo:keep-with-next="auto"/>
    </style:style>
    <style:style style:name="P54" style:family="paragraph" style:parent-style-name="Standard">
      <style:paragraph-properties fo:margin-left="0.635cm" fo:margin-right="0cm" fo:margin-top="0cm" fo:margin-bottom="0cm" loext:contextual-spacing="true" fo:keep-together="auto" fo:orphans="0" fo:widows="0" fo:text-indent="0cm" style:auto-text-indent="false" fo:keep-with-next="auto"/>
      <style:text-properties officeooo:rsid="002eae1c" officeooo:paragraph-rsid="002eae1c"/>
    </style:style>
    <style:style style:name="P55" style:family="paragraph" style:parent-style-name="Standard">
      <style:paragraph-properties fo:margin-left="0.635cm" fo:margin-right="0cm" fo:margin-top="0cm" fo:margin-bottom="0cm" loext:contextual-spacing="true" fo:orphans="0" fo:widows="0" fo:text-indent="0cm" style:auto-text-indent="false"/>
      <style:text-properties officeooo:rsid="002eae1c" officeooo:paragraph-rsid="002eae1c"/>
    </style:style>
    <style:style style:name="P56" style:family="paragraph" style:parent-style-name="Standard">
      <style:paragraph-properties fo:margin-left="1.27cm" fo:margin-right="0cm" fo:margin-top="0cm" fo:margin-bottom="0cm" loext:contextual-spacing="false" fo:keep-together="auto" fo:orphans="0" fo:widows="0" fo:text-indent="0cm" style:auto-text-indent="false" fo:keep-with-next="auto"/>
    </style:style>
    <style:style style:name="P57"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officeooo:paragraph-rsid="003459bb"/>
    </style:style>
    <style:style style:name="P58"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officeooo:rsid="0021bf3d" officeooo:paragraph-rsid="0021bf3d"/>
    </style:style>
    <style:style style:name="P59"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officeooo:rsid="003459bb" officeooo:paragraph-rsid="003459bb"/>
    </style:style>
    <style:style style:name="P60" style:family="paragraph" style:parent-style-name="Standard">
      <style:paragraph-properties fo:margin-left="1.27cm" fo:margin-right="0cm" fo:margin-top="0cm" fo:margin-bottom="0cm" loext:contextual-spacing="false" fo:orphans="0" fo:widows="0" fo:text-indent="0cm" style:auto-text-indent="false"/>
      <style:text-properties officeooo:rsid="003459bb" officeooo:paragraph-rsid="003459bb"/>
    </style:style>
    <style:style style:name="P61" style:family="paragraph" style:parent-style-name="Standard">
      <style:paragraph-properties fo:margin-left="1.905cm" fo:margin-right="0cm" fo:margin-top="0cm" fo:margin-bottom="0cm" loext:contextual-spacing="false" fo:keep-together="auto" fo:orphans="0" fo:widows="0" fo:text-indent="0cm" style:auto-text-indent="false" fo:keep-with-next="auto"/>
    </style:style>
    <style:style style:name="P62" style:family="paragraph" style:parent-style-name="Standard">
      <style:paragraph-properties fo:margin-left="1.905cm" fo:margin-right="0cm" fo:margin-top="0cm" fo:margin-bottom="0cm" loext:contextual-spacing="false" fo:keep-together="auto" fo:orphans="0" fo:widows="0" fo:text-indent="0cm" style:auto-text-indent="false" fo:keep-with-next="auto"/>
      <style:text-properties officeooo:paragraph-rsid="003459bb"/>
    </style:style>
    <style:style style:name="P63" style:family="paragraph" style:parent-style-name="Standard">
      <style:paragraph-properties fo:margin-left="1.905cm" fo:margin-right="0cm" fo:margin-top="0cm" fo:margin-bottom="0cm" loext:contextual-spacing="false" fo:keep-together="auto" fo:orphans="0" fo:widows="0" fo:text-indent="0cm" style:auto-text-indent="false" fo:keep-with-next="auto"/>
      <style:text-properties officeooo:rsid="003459bb" officeooo:paragraph-rsid="003459bb"/>
    </style:style>
    <style:style style:name="P64" style:family="paragraph" style:parent-style-name="Heading_20_1">
      <style:paragraph-properties fo:margin-top="0.353cm" fo:margin-bottom="0cm" loext:contextual-spacing="false" fo:line-height="100%" fo:text-align="center" style:justify-single-word="false" fo:keep-together="auto" fo:orphans="0" fo:widows="0" fo:keep-with-next="auto"/>
    </style:style>
    <style:style style:name="P65" style:family="paragraph" style:parent-style-name="Heading_20_1">
      <style:paragraph-properties fo:margin-top="0.353cm" fo:margin-bottom="0cm" loext:contextual-spacing="false" fo:line-height="100%" fo:text-align="center" style:justify-single-word="false" fo:keep-together="auto" fo:orphans="0" fo:widows="0" fo:keep-with-next="auto"/>
      <style:text-properties officeooo:rsid="0021bf3d" officeooo:paragraph-rsid="0021bf3d"/>
    </style:style>
    <style:style style:name="P66" style:family="paragraph" style:parent-style-name="Standard">
      <style:paragraph-properties fo:margin-top="0cm" fo:margin-bottom="0cm" loext:contextual-spacing="false" fo:keep-together="auto" fo:orphans="0" fo:widows="0" fo:keep-with-next="auto"/>
      <style:text-properties fo:color="#1155cc" style:text-underline-style="solid" style:text-underline-width="auto" style:text-underline-color="font-color" fo:font-weight="bold" style:font-weight-asian="bold"/>
    </style:style>
    <style:style style:name="P67" style:family="paragraph" style:parent-style-name="Standard">
      <style:paragraph-properties fo:margin-top="0cm" fo:margin-bottom="0cm" loext:contextual-spacing="false" fo:keep-together="auto" fo:orphans="0" fo:widows="0" fo:keep-with-next="auto"/>
      <style:text-properties style:font-name="Trebuchet MS" fo:font-size="13pt" fo:font-weight="bold" officeooo:rsid="002737c7" officeooo:paragraph-rsid="002737c7" style:font-name-asian="Trebuchet MS1" style:font-size-asian="13pt" style:font-weight-asian="bold" style:font-name-complex="Trebuchet MS1" style:font-size-complex="13pt"/>
    </style:style>
    <style:style style:name="P68" style:family="paragraph" style:parent-style-name="Standard">
      <style:paragraph-properties fo:margin-top="0cm" fo:margin-bottom="0cm" loext:contextual-spacing="false" fo:keep-together="auto" fo:orphans="0" fo:widows="0" fo:keep-with-next="auto"/>
      <style:text-properties officeooo:rsid="002feb62" officeooo:paragraph-rsid="002feb62"/>
    </style:style>
    <style:style style:name="P69" style:family="paragraph" style:parent-style-name="Standard">
      <style:paragraph-properties fo:margin-top="0cm" fo:margin-bottom="0cm" loext:contextual-spacing="false" fo:text-align="justify" style:justify-single-word="false" fo:keep-together="auto" fo:orphans="0" fo:widows="0" fo:keep-with-next="auto"/>
    </style:style>
    <style:style style:name="P70" style:family="paragraph" style:parent-style-name="Standard">
      <style:paragraph-properties fo:margin-top="0cm" fo:margin-bottom="0cm" loext:contextual-spacing="false" fo:orphans="0" fo:widows="0"/>
      <style:text-properties style:font-name="Trebuchet MS" fo:font-size="13pt" fo:font-weight="bold" officeooo:rsid="002737c7" officeooo:paragraph-rsid="002737c7" style:font-name-asian="Trebuchet MS1" style:font-size-asian="13pt" style:font-weight-asian="bold" style:font-name-complex="Trebuchet MS1" style:font-size-complex="13pt"/>
    </style:style>
    <style:style style:name="P71" style:family="paragraph" style:parent-style-name="Standard">
      <style:paragraph-properties fo:margin-top="0cm" fo:margin-bottom="0cm" loext:contextual-spacing="false" fo:orphans="0" fo:widows="0"/>
      <style:text-properties officeooo:rsid="002feb62" officeooo:paragraph-rsid="002feb62"/>
    </style:style>
    <style:style style:name="P72" style:family="paragraph" style:parent-style-name="Standard">
      <style:paragraph-properties fo:margin-top="0cm" fo:margin-bottom="0cm" loext:contextual-spacing="false" fo:text-align="justify" style:justify-single-word="false" fo:orphans="0" fo:widows="0"/>
      <style:text-properties officeooo:rsid="002feb62" officeooo:paragraph-rsid="002feb62"/>
    </style:style>
    <style:style style:name="P73" style:family="paragraph" style:parent-style-name="Standard">
      <style:paragraph-properties fo:margin-top="0cm" fo:margin-bottom="0cm" loext:contextual-spacing="false" fo:text-align="justify" style:justify-single-word="false" fo:orphans="0" fo:widows="0"/>
      <style:text-properties officeooo:rsid="002feb62" officeooo:paragraph-rsid="003d5c72"/>
    </style:style>
    <style:style style:name="P74" style:family="paragraph" style:parent-style-name="Standard">
      <style:paragraph-properties fo:margin-top="0cm" fo:margin-bottom="0cm" loext:contextual-spacing="false" fo:orphans="0" fo:widows="0"/>
      <style:text-properties officeooo:rsid="003b9e63" officeooo:paragraph-rsid="003b9e63"/>
    </style:style>
    <style:style style:name="P75" style:family="paragraph" style:parent-style-name="Standard" style:list-style-name="WWNum13">
      <style:paragraph-properties fo:margin-left="1.27cm" fo:margin-right="0cm" fo:margin-top="0cm" fo:margin-bottom="0cm" loext:contextual-spacing="true" fo:keep-together="auto" fo:orphans="0" fo:widows="0" fo:text-indent="-0.635cm" style:auto-text-indent="false" fo:keep-with-next="auto"/>
      <style:text-properties officeooo:rsid="001fa5f1" officeooo:paragraph-rsid="001fa5f1"/>
    </style:style>
    <style:style style:name="P76" style:family="paragraph" style:parent-style-name="Standard" style:list-style-name="WWNum8">
      <style:paragraph-properties fo:margin-left="1.27cm" fo:margin-right="0cm" fo:margin-top="0cm" fo:margin-bottom="0cm" loext:contextual-spacing="true" fo:keep-together="auto" fo:orphans="0" fo:widows="0" fo:text-indent="-0.635cm" style:auto-text-indent="false" fo:keep-with-next="auto"/>
      <style:text-properties officeooo:rsid="00202e44" officeooo:paragraph-rsid="00202e44"/>
    </style:style>
    <style:style style:name="P77" style:family="paragraph" style:parent-style-name="Standard" style:list-style-name="WWNum11">
      <style:paragraph-properties fo:margin-left="1.27cm" fo:margin-right="0cm" fo:margin-top="0cm" fo:margin-bottom="0cm" loext:contextual-spacing="true" fo:keep-together="auto" fo:orphans="0" fo:widows="0" fo:text-indent="-0.635cm" style:auto-text-indent="false" fo:keep-with-next="auto"/>
      <style:text-properties officeooo:rsid="0021bf3d" officeooo:paragraph-rsid="0021bf3d"/>
    </style:style>
    <style:style style:name="P78"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officeooo:paragraph-rsid="0028ac30"/>
    </style:style>
    <style:style style:name="P79" style:family="paragraph" style:parent-style-name="Standard" style:list-style-name="WWNum6">
      <style:paragraph-properties fo:margin-left="1.27cm" fo:margin-right="0cm" fo:margin-top="0cm" fo:margin-bottom="0cm" loext:contextual-spacing="true" fo:keep-together="auto" fo:orphans="0" fo:widows="0" fo:text-indent="-0.635cm" style:auto-text-indent="false" fo:keep-with-next="auto"/>
    </style:style>
    <style:style style:name="P80" style:family="paragraph" style:parent-style-name="Standard" style:list-style-name="WWNum11">
      <style:paragraph-properties fo:margin-left="1.27cm" fo:margin-right="0cm" fo:margin-top="0cm" fo:margin-bottom="0cm" loext:contextual-spacing="true" fo:keep-together="auto" fo:orphans="0" fo:widows="0" fo:text-indent="-0.635cm" style:auto-text-indent="false" fo:keep-with-next="auto"/>
      <style:text-properties officeooo:rsid="0022aa77" officeooo:paragraph-rsid="0022aa77"/>
    </style:style>
    <style:style style:name="P81" style:family="paragraph" style:parent-style-name="Standard" style:list-style-name="WWNum2">
      <style:paragraph-properties fo:margin-left="1.27cm" fo:margin-right="0cm" fo:margin-top="0cm" fo:margin-bottom="0cm" loext:contextual-spacing="true" fo:keep-together="auto" fo:orphans="0" fo:widows="0" fo:text-indent="-0.635cm" style:auto-text-indent="false" fo:keep-with-next="auto"/>
      <style:text-properties officeooo:rsid="0022aa77" officeooo:paragraph-rsid="0022aa77"/>
    </style:style>
    <style:style style:name="P82" style:family="paragraph" style:parent-style-name="Standard" style:list-style-name="WWNum7">
      <style:paragraph-properties fo:margin-left="1.27cm" fo:margin-right="0cm" fo:margin-top="0cm" fo:margin-bottom="0cm" loext:contextual-spacing="true" fo:keep-together="auto" fo:orphans="0" fo:widows="0" fo:text-indent="-0.635cm" style:auto-text-indent="false" fo:keep-with-next="auto"/>
      <style:text-properties officeooo:rsid="0028ac30" officeooo:paragraph-rsid="0028ac30"/>
    </style:style>
    <style:style style:name="P83"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fo:color="#000000" fo:background-color="#ffffff"/>
    </style:style>
    <style:style style:name="P84"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fo:color="#000000" officeooo:paragraph-rsid="0028ac30" fo:background-color="#ffffff"/>
    </style:style>
    <style:style style:name="P85"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fo:color="#000000" officeooo:paragraph-rsid="003b9e63" fo:background-color="#ffffff"/>
    </style:style>
    <style:style style:name="P86"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fo:color="#000000" officeooo:rsid="0029cd87" officeooo:paragraph-rsid="0029cd87" fo:background-color="#ffffff"/>
    </style:style>
    <style:style style:name="P87" style:family="paragraph" style:parent-style-name="Standard" style:list-style-name="WWNum10">
      <style:paragraph-properties fo:margin-left="1.27cm" fo:margin-right="0cm" fo:margin-top="0cm" fo:margin-bottom="0cm" loext:contextual-spacing="true" fo:keep-together="auto" fo:orphans="0" fo:widows="0" fo:text-indent="-0.635cm" style:auto-text-indent="false" fo:keep-with-next="auto"/>
      <style:text-properties fo:color="#000000" officeooo:rsid="0028ac30" officeooo:paragraph-rsid="003b9e63" fo:background-color="#ffffff"/>
    </style:style>
    <style:style style:name="P88" style:family="paragraph" style:parent-style-name="Standard" style:list-style-name="WWNum12">
      <style:paragraph-properties fo:margin-left="1.27cm" fo:margin-right="0cm" fo:margin-top="0cm" fo:margin-bottom="0cm" loext:contextual-spacing="true" fo:keep-together="auto" fo:orphans="0" fo:widows="0" fo:text-indent="-0.635cm" style:auto-text-indent="false" fo:keep-with-next="auto"/>
      <style:text-properties fo:color="#000000"/>
    </style:style>
    <style:style style:name="P89" style:family="paragraph" style:parent-style-name="Standard" style:list-style-name="WWNum1">
      <style:paragraph-properties fo:margin-left="1.27cm" fo:margin-right="0cm" fo:margin-top="0cm" fo:margin-bottom="0cm" loext:contextual-spacing="true" fo:keep-together="auto" fo:orphans="0" fo:widows="0" fo:text-indent="-0.635cm" style:auto-text-indent="false" fo:keep-with-next="auto"/>
      <style:text-properties fo:color="#000000"/>
    </style:style>
    <style:style style:name="P90" style:family="paragraph" style:parent-style-name="Standard" style:list-style-name="WWNum3">
      <style:paragraph-properties fo:margin-left="1.27cm" fo:margin-right="0cm" fo:margin-top="0cm" fo:margin-bottom="0cm" loext:contextual-spacing="true" fo:keep-together="auto" fo:orphans="0" fo:widows="0" fo:text-indent="-0.635cm" style:auto-text-indent="false" fo:keep-with-next="auto"/>
      <style:text-properties officeooo:rsid="0029cd87" officeooo:paragraph-rsid="0029cd87"/>
    </style:style>
    <style:style style:name="P91" style:family="paragraph" style:parent-style-name="Standard" style:list-style-name="WWNum5">
      <style:paragraph-properties fo:margin-left="1.27cm" fo:margin-right="0cm" fo:margin-top="0cm" fo:margin-bottom="0cm" loext:contextual-spacing="true" fo:keep-together="auto" fo:orphans="0" fo:widows="0" fo:text-indent="-0.635cm" style:auto-text-indent="false" fo:keep-with-next="auto"/>
      <style:text-properties officeooo:rsid="002cb982" officeooo:paragraph-rsid="002cb982"/>
    </style:style>
    <style:style style:name="P92" style:family="paragraph" style:parent-style-name="Standard" style:list-style-name="WWNum14">
      <style:paragraph-properties fo:margin-left="1.27cm" fo:margin-right="0cm" fo:margin-top="0cm" fo:margin-bottom="0cm" loext:contextual-spacing="true" fo:keep-together="auto" fo:orphans="0" fo:widows="0" fo:text-indent="-0.635cm" style:auto-text-indent="false" fo:keep-with-next="auto"/>
      <style:text-properties officeooo:rsid="002eae1c" officeooo:paragraph-rsid="002eae1c"/>
    </style:style>
    <style:style style:name="P93" style:family="paragraph" style:parent-style-name="Standard" style:list-style-name="WWNum13">
      <style:paragraph-properties fo:margin-left="1.27cm" fo:margin-right="0cm" fo:margin-top="0cm" fo:margin-bottom="0cm" loext:contextual-spacing="true" fo:orphans="0" fo:widows="0" fo:text-indent="-0.635cm" style:auto-text-indent="false"/>
      <style:text-properties officeooo:rsid="001fa5f1" officeooo:paragraph-rsid="001fa5f1"/>
    </style:style>
    <style:style style:name="P94" style:family="paragraph" style:parent-style-name="Standard" style:list-style-name="WWNum8">
      <style:paragraph-properties fo:margin-left="1.27cm" fo:margin-right="0cm" fo:margin-top="0cm" fo:margin-bottom="0cm" loext:contextual-spacing="true" fo:orphans="0" fo:widows="0" fo:text-indent="-0.635cm" style:auto-text-indent="false"/>
      <style:text-properties officeooo:rsid="00202e44" officeooo:paragraph-rsid="00202e44"/>
    </style:style>
    <style:style style:name="P95" style:family="paragraph" style:parent-style-name="Standard" style:list-style-name="WWNum2">
      <style:paragraph-properties fo:margin-left="1.27cm" fo:margin-right="0cm" fo:margin-top="0cm" fo:margin-bottom="0cm" loext:contextual-spacing="true" fo:orphans="0" fo:widows="0" fo:text-indent="-0.635cm" style:auto-text-indent="false"/>
      <style:text-properties officeooo:rsid="0022aa77" officeooo:paragraph-rsid="0022aa77"/>
    </style:style>
    <style:style style:name="P96" style:family="paragraph" style:parent-style-name="Standard" style:list-style-name="WWNum7">
      <style:paragraph-properties fo:margin-left="1.27cm" fo:margin-right="0cm" fo:margin-top="0cm" fo:margin-bottom="0cm" loext:contextual-spacing="true" fo:orphans="0" fo:widows="0" fo:text-indent="-0.635cm" style:auto-text-indent="false"/>
      <style:text-properties officeooo:rsid="0028ac30" officeooo:paragraph-rsid="0028ac30"/>
    </style:style>
    <style:style style:name="P97" style:family="paragraph" style:parent-style-name="Standard" style:list-style-name="WWNum14">
      <style:paragraph-properties fo:margin-left="1.27cm" fo:margin-right="0cm" fo:margin-top="0cm" fo:margin-bottom="0cm" loext:contextual-spacing="true" fo:orphans="0" fo:widows="0" fo:text-indent="-0.635cm" style:auto-text-indent="false"/>
      <style:text-properties officeooo:rsid="002eae1c" officeooo:paragraph-rsid="002eae1c"/>
    </style:style>
    <style:style style:name="P98" style:family="paragraph" style:parent-style-name="Standard" style:list-style-name="WWNum10">
      <style:paragraph-properties fo:margin-left="1.27cm" fo:margin-right="0cm" fo:margin-top="0cm" fo:margin-bottom="0cm" loext:contextual-spacing="true" fo:orphans="0" fo:widows="0" fo:text-indent="-0.635cm" style:auto-text-indent="false"/>
      <style:text-properties officeooo:rsid="003989d7" officeooo:paragraph-rsid="003989d7"/>
    </style:style>
    <style:style style:name="P99" style:family="paragraph" style:parent-style-name="Standard" style:list-style-name="WWNum10">
      <style:paragraph-properties fo:margin-left="1.27cm" fo:margin-right="0cm" fo:margin-top="0cm" fo:margin-bottom="0cm" loext:contextual-spacing="true" fo:orphans="0" fo:widows="0" fo:text-indent="-0.635cm" style:auto-text-indent="false"/>
      <style:text-properties fo:color="#000000" officeooo:rsid="003b851c" officeooo:paragraph-rsid="003b851c" fo:background-color="#ffffff"/>
    </style:style>
    <style:style style:name="P100" style:family="paragraph" style:parent-style-name="Standard" style:list-style-name="WWNum10">
      <style:paragraph-properties fo:margin-left="1.27cm" fo:margin-right="0cm" fo:margin-top="0cm" fo:margin-bottom="0cm" loext:contextual-spacing="true" fo:orphans="0" fo:widows="0" fo:text-indent="-0.635cm" style:auto-text-indent="false"/>
      <style:text-properties fo:color="#000000" officeooo:rsid="003b9e63" officeooo:paragraph-rsid="003b9e63" fo:background-color="#ffffff"/>
    </style:style>
    <style:style style:name="P101" style:family="paragraph" style:parent-style-name="Standard">
      <style:paragraph-properties fo:margin-left="0cm" fo:margin-right="0cm" fo:margin-top="0cm" fo:margin-bottom="0cm" loext:contextual-spacing="true" fo:keep-together="auto" fo:orphans="0" fo:widows="0" fo:text-indent="0cm" style:auto-text-indent="false" fo:keep-with-next="auto"/>
      <style:text-properties fo:color="#1155cc" style:text-underline-style="solid" style:text-underline-width="auto" style:text-underline-color="font-color" fo:font-weight="bold" style:font-weight-asian="bold"/>
    </style:style>
    <style:style style:name="P102" style:family="paragraph" style:parent-style-name="Standard" style:list-style-name="WWNum7">
      <style:paragraph-properties fo:margin-left="0cm" fo:margin-right="0cm" fo:margin-top="0cm" fo:margin-bottom="0cm" loext:contextual-spacing="true" fo:orphans="0" fo:widows="0" fo:text-indent="0cm" style:auto-text-indent="false"/>
      <style:text-properties officeooo:rsid="0028ac30" officeooo:paragraph-rsid="0028ac30"/>
    </style:style>
    <style:style style:name="P103" style:family="paragraph" style:parent-style-name="Standard">
      <style:paragraph-properties fo:margin-left="0cm" fo:margin-right="0cm" fo:margin-top="0cm" fo:margin-bottom="0cm" loext:contextual-spacing="false" fo:line-height="100%" fo:keep-together="auto" fo:orphans="0" fo:widows="0" fo:text-indent="0cm" style:auto-text-indent="false" fo:keep-with-next="auto"/>
      <style:text-properties fo:font-size="10pt" officeooo:rsid="002737c7" officeooo:paragraph-rsid="002737c7" fo:background-color="#e6b8b7" style:font-size-asian="10pt" style:font-size-complex="10pt"/>
    </style:style>
    <style:style style:name="P10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size="10pt" officeooo:rsid="002737c7" officeooo:paragraph-rsid="002737c7" fo:background-color="#e6b8b7" style:font-size-asian="10pt" style:font-size-complex="10pt"/>
    </style:style>
    <style:style style:name="P10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size="10pt" officeooo:rsid="0028ac30" officeooo:paragraph-rsid="0028ac30" fo:background-color="#e6b8b7" style:font-size-asian="10pt" style:font-size-complex="10pt"/>
    </style:style>
    <style:style style:name="P10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size="10pt" officeooo:rsid="002737c7" officeooo:paragraph-rsid="002737c7" fo:background-color="#f2dcdb" style:font-size-asian="10pt" style:font-size-complex="10pt"/>
    </style:style>
    <style:style style:name="P10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keep-with-next="auto"/>
      <style:text-properties fo:font-size="10pt" officeooo:rsid="0028ac30" officeooo:paragraph-rsid="0028ac30" fo:background-color="#f2dcdb" style:font-size-asian="10pt" style:font-size-complex="10pt"/>
    </style:style>
    <style:style style:name="P108" style:family="paragraph" style:parent-style-name="Standard">
      <style:paragraph-properties fo:margin-left="0.635cm" fo:margin-right="0cm" fo:margin-top="0cm" fo:margin-bottom="0cm" loext:contextual-spacing="false" fo:keep-together="auto" fo:orphans="0" fo:widows="0" fo:text-indent="0cm" style:auto-text-indent="false" fo:keep-with-next="auto"/>
      <style:text-properties fo:color="#1155cc" style:text-underline-style="solid" style:text-underline-width="auto" style:text-underline-color="font-color" officeooo:rsid="0021bf3d" officeooo:paragraph-rsid="0021bf3d"/>
    </style:style>
    <style:style style:name="P109" style:family="paragraph" style:parent-style-name="Standard">
      <style:paragraph-properties fo:margin-left="0.635cm" fo:margin-right="0cm" fo:margin-top="0cm" fo:margin-bottom="0cm" loext:contextual-spacing="false" fo:keep-together="auto" fo:orphans="0" fo:widows="0" fo:text-indent="0cm" style:auto-text-indent="false" fo:keep-with-next="auto"/>
      <style:text-properties fo:color="#1155cc" style:text-underline-style="solid" style:text-underline-width="auto" style:text-underline-color="font-color" officeooo:rsid="003459bb" officeooo:paragraph-rsid="003459bb"/>
    </style:style>
    <style:style style:name="P110" style:family="paragraph" style:parent-style-name="Standard" style:list-style-name="WWNum2">
      <style:paragraph-properties fo:margin-left="0.635cm" fo:margin-right="0cm" fo:margin-top="0cm" fo:margin-bottom="0cm" loext:contextual-spacing="true" fo:keep-together="auto" fo:orphans="0" fo:widows="0" fo:text-indent="0cm" style:auto-text-indent="false" fo:keep-with-next="auto"/>
    </style:style>
    <style:style style:name="P111" style:family="paragraph" style:parent-style-name="Standard" style:list-style-name="WWNum14">
      <style:paragraph-properties fo:margin-left="0.635cm" fo:margin-right="0cm" fo:margin-top="0cm" fo:margin-bottom="0cm" loext:contextual-spacing="true" fo:orphans="0" fo:widows="0" fo:text-indent="0cm" style:auto-text-indent="false"/>
      <style:text-properties officeooo:rsid="002eae1c" officeooo:paragraph-rsid="002eae1c"/>
    </style:style>
    <style:style style:name="P112" style:family="paragraph" style:parent-style-name="Standard" style:list-style-name="WWNum10">
      <style:paragraph-properties fo:margin-left="0.635cm" fo:margin-right="0cm" fo:margin-top="0cm" fo:margin-bottom="0cm" loext:contextual-spacing="true" fo:orphans="0" fo:widows="0" fo:text-indent="0cm" style:auto-text-indent="false"/>
      <style:text-properties fo:color="#000000" officeooo:rsid="003b9e63" officeooo:paragraph-rsid="003b9e63" fo:background-color="#ffffff"/>
    </style:style>
    <style:style style:name="P113"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fo:color="#1155cc" style:text-underline-style="solid" style:text-underline-width="auto" style:text-underline-color="font-color" officeooo:rsid="0021bf3d" officeooo:paragraph-rsid="0021bf3d"/>
    </style:style>
    <style:style style:name="P114"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fo:color="#1155cc" style:text-underline-style="solid" style:text-underline-width="auto" style:text-underline-color="font-color" officeooo:rsid="00233bdb" officeooo:paragraph-rsid="00233bdb"/>
    </style:style>
    <style:style style:name="P115" style:family="paragraph" style:parent-style-name="Standard">
      <style:paragraph-properties fo:margin-left="1.27cm" fo:margin-right="0cm" fo:margin-top="0cm" fo:margin-bottom="0cm" loext:contextual-spacing="false" fo:keep-together="auto" fo:orphans="0" fo:widows="0" fo:text-indent="0cm" style:auto-text-indent="false" fo:keep-with-next="auto"/>
      <style:text-properties fo:color="#1155cc" style:text-underline-style="solid" style:text-underline-width="auto" style:text-underline-color="font-color" officeooo:rsid="003459bb" officeooo:paragraph-rsid="003459bb"/>
    </style:style>
    <style:style style:name="P116" style:family="paragraph" style:parent-style-name="Standard">
      <style:paragraph-properties fo:margin-left="1.905cm" fo:margin-right="0cm" fo:margin-top="0cm" fo:margin-bottom="0cm" loext:contextual-spacing="false" fo:keep-together="auto" fo:orphans="0" fo:widows="0" fo:text-indent="0cm" style:auto-text-indent="false" fo:keep-with-next="auto"/>
      <style:text-properties fo:color="#1155cc" style:text-underline-style="solid" style:text-underline-width="auto" style:text-underline-color="font-color" officeooo:rsid="003459bb" officeooo:paragraph-rsid="003459bb"/>
    </style:style>
    <style:style style:name="P117" style:family="paragraph" style:parent-style-name="Standard">
      <style:paragraph-properties fo:margin-left="0cm" fo:margin-right="0cm" fo:margin-top="0cm" fo:margin-bottom="0cm" loext:contextual-spacing="true" fo:orphans="0" fo:widows="0" fo:text-indent="0cm" style:auto-text-indent="false"/>
      <style:text-properties fo:color="#000000" officeooo:rsid="003b9e63" officeooo:paragraph-rsid="003b9e63" fo:background-color="#ffffff"/>
    </style:style>
    <style:style style:name="P118" style:family="paragraph" style:parent-style-name="Heading_20_1" style:master-page-name="Standard">
      <style:paragraph-properties fo:margin-top="0cm" fo:margin-bottom="0cm" loext:contextual-spacing="false" fo:text-align="center" style:justify-single-word="false" fo:keep-together="auto" fo:orphans="0" fo:widows="0" style:page-number="1" fo:keep-with-next="auto"/>
    </style:style>
    <style:style style:name="P119" style:family="paragraph" style:parent-style-name="Heading_20_2">
      <style:paragraph-properties fo:margin-top="0cm" fo:margin-bottom="0cm" loext:contextual-spacing="false" fo:orphans="0" fo:widows="0"/>
    </style:style>
    <style:style style:name="P120" style:family="paragraph" style:parent-style-name="Heading_20_2">
      <style:paragraph-properties fo:margin-top="0cm" fo:margin-bottom="0cm" loext:contextual-spacing="false" fo:keep-together="auto" fo:orphans="0" fo:widows="0" fo:keep-with-next="auto"/>
      <style:text-properties officeooo:rsid="003b9e63" officeooo:paragraph-rsid="003b9e63"/>
    </style:style>
    <style:style style:name="P121" style:family="paragraph" style:parent-style-name="Heading_20_3">
      <style:paragraph-properties fo:margin-top="0cm" fo:margin-bottom="0cm" loext:contextual-spacing="false" fo:keep-together="auto" fo:orphans="0" fo:widows="0" fo:keep-with-next="auto"/>
      <style:text-properties fo:color="#000000" officeooo:rsid="0028ac30" officeooo:paragraph-rsid="003b9e63" fo:background-color="#ffffff"/>
    </style:style>
    <style:style style:name="T1" style:family="text">
      <style:text-properties fo:font-weight="bold" style:font-weight-asian="bold"/>
    </style:style>
    <style:style style:name="T2" style:family="text">
      <style:text-properties fo:font-weight="bold" officeooo:rsid="001e135d" style:font-weight-asian="bold"/>
    </style:style>
    <style:style style:name="T3" style:family="text">
      <style:text-properties fo:font-weight="bold" officeooo:rsid="001fa5f1" style:font-weight-asian="bold"/>
    </style:style>
    <style:style style:name="T4" style:family="text">
      <style:text-properties officeooo:rsid="00202e44"/>
    </style:style>
    <style:style style:name="T5" style:family="text">
      <style:text-properties fo:color="#1155cc" style:text-underline-style="solid" style:text-underline-width="auto" style:text-underline-color="font-color"/>
    </style:style>
    <style:style style:name="T6" style:family="text">
      <style:text-properties fo:color="#1155cc" style:text-underline-style="solid" style:text-underline-width="auto" style:text-underline-color="font-color" officeooo:rsid="0021bf3d"/>
    </style:style>
    <style:style style:name="T7" style:family="text">
      <style:text-properties fo:color="#1155cc" style:text-underline-style="solid" style:text-underline-width="auto" style:text-underline-color="font-color" officeooo:rsid="003459bb"/>
    </style:style>
    <style:style style:name="T8" style:family="text">
      <style:text-properties style:font-name="Trebuchet MS" fo:font-size="13pt" fo:font-weight="bold" style:font-name-asian="Trebuchet MS1" style:font-size-asian="13pt" style:font-weight-asian="bold" style:font-name-complex="Trebuchet MS1" style:font-size-complex="13pt"/>
    </style:style>
    <style:style style:name="T9" style:family="text">
      <style:text-properties style:font-name="Trebuchet MS" fo:font-size="13pt" fo:font-weight="normal" style:font-name-asian="Trebuchet MS1" style:font-size-asian="13pt" style:font-weight-asian="normal" style:font-name-complex="Trebuchet MS1" style:font-size-complex="13pt" style:font-weight-complex="normal"/>
    </style:style>
    <style:style style:name="T10" style:family="text">
      <style:text-properties fo:font-size="10pt" fo:background-color="#c0504d" loext:char-shading-value="0" style:font-size-asian="10pt" style:font-size-complex="10pt"/>
    </style:style>
    <style:style style:name="T11" style:family="text">
      <style:text-properties fo:font-size="10pt" officeooo:rsid="002737c7" fo:background-color="#c0504d" loext:char-shading-value="0" style:font-size-asian="10pt" style:font-size-complex="10pt"/>
    </style:style>
    <style:style style:name="T12" style:family="text">
      <style:text-properties fo:font-size="10pt" officeooo:rsid="0028ac30" fo:background-color="#c0504d" loext:char-shading-value="0" style:font-size-asian="10pt" style:font-size-complex="10pt"/>
    </style:style>
    <style:style style:name="T13" style:family="text">
      <style:text-properties fo:font-size="10pt" fo:background-color="#e6b8b7" loext:char-shading-value="0" style:font-size-asian="10pt" style:font-size-complex="10pt"/>
    </style:style>
    <style:style style:name="T14" style:family="text">
      <style:text-properties fo:font-size="10pt" officeooo:rsid="002737c7" fo:background-color="#e6b8b7" loext:char-shading-value="0" style:font-size-asian="10pt" style:font-size-complex="10pt"/>
    </style:style>
    <style:style style:name="T15" style:family="text">
      <style:text-properties fo:font-size="10pt" officeooo:rsid="0028ac30" fo:background-color="#e6b8b7" loext:char-shading-value="0" style:font-size-asian="10pt" style:font-size-complex="10pt"/>
    </style:style>
    <style:style style:name="T16" style:family="text">
      <style:text-properties fo:font-size="10pt" fo:background-color="#f2dcdb" loext:char-shading-value="0" style:font-size-asian="10pt" style:font-size-complex="10pt"/>
    </style:style>
    <style:style style:name="T17" style:family="text">
      <style:text-properties fo:font-size="10pt" officeooo:rsid="002737c7" fo:background-color="#f2dcdb" loext:char-shading-value="0" style:font-size-asian="10pt" style:font-size-complex="10pt"/>
    </style:style>
    <style:style style:name="T18" style:family="text">
      <style:text-properties fo:font-size="10pt" officeooo:rsid="0028ac30" fo:background-color="#f2dcdb" loext:char-shading-value="0" style:font-size-asian="10pt" style:font-size-complex="10pt"/>
    </style:style>
    <style:style style:name="T19" style:family="text">
      <style:text-properties officeooo:rsid="0025ff4c"/>
    </style:style>
    <style:style style:name="T20" style:family="text">
      <style:text-properties fo:font-size="14pt" style:font-size-asian="12pt" style:font-size-complex="12pt"/>
    </style:style>
    <style:style style:name="T21" style:family="text">
      <style:text-properties fo:font-size="12pt" style:font-size-asian="10.5pt" style:font-size-complex="12pt"/>
    </style:style>
    <style:style style:name="T22" style:family="text">
      <style:text-properties officeooo:rsid="0028ac30"/>
    </style:style>
    <style:style style:name="T23" style:family="text">
      <style:text-properties officeooo:rsid="0029cd87"/>
    </style:style>
    <style:style style:name="T24" style:family="text">
      <style:text-properties fo:color="#000000" fo:background-color="#ffffff" loext:char-shading-value="0"/>
    </style:style>
    <style:style style:name="T25" style:family="text">
      <style:text-properties fo:color="#000000" officeooo:rsid="0029cd87" fo:background-color="#ffffff" loext:char-shading-value="0"/>
    </style:style>
    <style:style style:name="T26" style:family="text">
      <style:text-properties fo:color="#000000" officeooo:rsid="0028ac30" fo:background-color="#ffffff" loext:char-shading-value="0"/>
    </style:style>
    <style:style style:name="T27" style:family="text">
      <style:text-properties fo:color="#000000" officeooo:rsid="003b851c" fo:background-color="#ffffff" loext:char-shading-value="0"/>
    </style:style>
    <style:style style:name="T28" style:family="text">
      <style:text-properties officeooo:rsid="002db6d6"/>
    </style:style>
    <style:style style:name="T29" style:family="text">
      <style:text-properties officeooo:rsid="002f9d41"/>
    </style:style>
    <style:style style:name="T30" style:family="text">
      <style:text-properties officeooo:rsid="002feb62"/>
    </style:style>
    <style:style style:name="T31" style:family="text">
      <style:text-properties officeooo:rsid="00308d3e"/>
    </style:style>
    <style:style style:name="T32" style:family="text">
      <style:text-properties officeooo:rsid="003459bb"/>
    </style:style>
    <style:style style:name="T33" style:family="text">
      <style:text-properties officeooo:rsid="003b851c"/>
    </style:style>
    <style:style style:name="T34" style:family="text">
      <style:text-properties officeooo:rsid="003b9e63"/>
    </style:style>
    <style:style style:name="T35" style:family="text">
      <style:text-properties officeooo:rsid="003d47a6"/>
    </style:style>
    <style:style style:name="T36" style:family="text">
      <style:text-properties officeooo:rsid="003d5c72"/>
    </style:style>
    <style:style style:name="T37" style:family="text">
      <style:text-properties officeooo:rsid="003ef6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text:bookmark text:name="_8wzs2idlg2jx"/></text:p>
      <table:table table:name="Tabela1" table:style-name="Tabela1">
        <table:table-column table:style-name="Tabela1.A"/>
        <table:table-row table:style-name="Tabela1.1">
          <table:table-cell table:style-name="Tabela1.A1" office:value-type="string">
            <text:p text:style-name="P14">Log de mudanças</text:p>
          </table:table-cell>
        </table:table-row>
      </table:table>
      <text:p text:style-name="P11"><text:bookmark text:name="_tgedshmusijx"/></text:p>
      <text:p text:style-name="P1"/>
      <text:p text:style-name="P26"><text:bookmark text:name="_wlmi75swbj1d"/>Para Fazer:</text:p>
      <text:list xml:id="list1761395425881806131" text:style-name="WWNum13">
        <text:list-item>
          <text:p text:style-name="P75">completar o GDD</text:p>
        </text:list-item>
        <text:list-item>
          <text:p text:style-name="P75">adicionar novas fazes</text:p>
        </text:list-item>
        <text:list-item>
          <text:p text:style-name="P75">melhorar a física do jogo</text:p>
        </text:list-item>
        <text:list-item>
          <text:p text:style-name="P93">adicionar o FGAme</text:p>
        </text:list-item>
      </text:list>
      <text:p text:style-name="P28">Modificações</text:p>
      <text:list xml:id="list3365827164472703055" text:style-name="WWNum8">
        <text:list-item>
          <text:p text:style-name="P76">23/10/2016 – O projeto foi iniciado</text:p>
        </text:list-item>
        <text:list-item>
          <text:p text:style-name="P94">31/10/2016 – O projeto foi modificado</text:p>
        </text:list-item>
      </text:list>
      <text:p text:style-name="P28"><text:bookmark text:name="_5nxhy99dx0an"/>Notas</text:p>
      <text:p text:style-name="P1"/>
      <text:p text:style-name="P101"/>
      <text:p text:style-name="Standard"/>
      <text:p text:style-name="P34"/>
      <text:p text:style-name="P1"/>
      <text:p text:style-name="P11"/>
      <text:p text:style-name="P11"/>
      <text:p text:style-name="P11"><text:bookmark text:name="_xnoq7gay6d73"/></text:p>
      <table:table table:name="Tabela2" table:style-name="Tabela2">
        <table:table-column table:style-name="Tabela2.A"/>
        <table:table-row table:style-name="Tabela2.1">
          <table:table-cell table:style-name="Tabela2.A1" office:value-type="string">
            <text:p text:style-name="P65">Pac Bum!</text:p>
            <text:p text:style-name="P48"/>
          </table:table-cell>
        </table:table-row>
      </table:table>
      <text:p text:style-name="P11"><text:bookmark text:name="_3jr7betfl8yd"/></text:p>
      <text:p text:style-name="P27">Desenvolvido por: Lucas Soares Souza</text:p>
      <text:p text:style-name="P1"/>
      <text:p text:style-name="P15"><text:bookmark text:name="_jipts486t0lw"/>Tabela dos Conteúdos</text:p>
      <text:p text:style-name="P108">Log de Mudanças</text:p>
      <text:p text:style-name="P58"><text:span text:style-name="T6">P</text:span><text:span text:style-name="T5">ara Fazer</text:span></text:p>
      <text:p text:style-name="P113">Modificações</text:p>
      <text:p text:style-name="P113">Notas</text:p>
      <text:p text:style-name="P108">Pac Bum!</text:p>
      <text:p text:style-name="P56"><text:a xlink:type="simple" xlink:href="#_qbiks3x327f6" text:style-name="Internet_20_link" text:visited-style-name="Visited_20_Internet_20_Link"><text:span text:style-name="T5">De</text:span></text:a><text:span text:style-name="T6">senvolvido por: Lucas Soares Souza</text:span></text:p>
      <text:p text:style-name="P108">Visão Geral</text:p>
      <text:p text:style-name="P114">Resumo</text:p>
      <text:p text:style-name="P114">Público Alvo</text:p>
      <text:p text:style-name="P114">Características</text:p>
      <text:p text:style-name="P114">Plataformas</text:p>
      <text:p text:style-name="P109">História</text:p>
      <text:p text:style-name="P115">Resumo</text:p>
      <text:p text:style-name="P59"><text:span text:style-name="T7">A</text:span><text:span text:style-name="T5">mbientação</text:span></text:p>
      <text:p text:style-name="P56"><text:a xlink:type="simple" xlink:href="#_f5jyjg3h09tl" text:style-name="Internet_20_link" text:visited-style-name="Visited_20_Internet_20_Link"><text:span text:style-name="T5">T</text:span></text:a><text:span text:style-name="T7">ema</text:span></text:p>
      <text:p text:style-name="P115">Personagens</text:p>
      <text:p text:style-name="P21">Pac Bum – Senhor do Tempo e Espaço</text:p>
      <text:p text:style-name="P21">Zielo Flu – Comandante da 5<text:span text:style-name="T20">ª </text:span><text:span text:style-name="T21">Dimensão</text:span></text:p>
      <text:p text:style-name="P21">Capangas de Zielo Flu</text:p>
      <text:p text:style-name="P115"/>
      <text:p text:style-name="P116">Pac Bum – Senhor do Tempo e Espaço</text:p>
      <text:p text:style-name="P63"><text:span text:style-name="T7">Z</text:span><text:span text:style-name="T5">ielo Flu – Comandante da 5ª Dimensão</text:span></text:p>
      <text:p text:style-name="P116">Capangas de Zielo Flu</text:p>
      <text:p text:style-name="P53"><text:a xlink:type="simple" xlink:href="#_bk4thguo4lfh" text:style-name="Internet_20_link" text:visited-style-name="Visited_20_Internet_20_Link"><text:span text:style-name="T5">Gameplay</text:span></text:a></text:p>
      <text:p text:style-name="P56"><text:a xlink:type="simple" xlink:href="#_42mf0v89prjb" text:style-name="Internet_20_link" text:visited-style-name="Visited_20_Internet_20_Link"><text:span text:style-name="T5">Pie Farming</text:span></text:a></text:p>
      <text:p text:style-name="P56"><text:a xlink:type="simple" xlink:href="#_z1dm5vw9h2ot" text:style-name="Internet_20_link" text:visited-style-name="Visited_20_Internet_20_Link"><text:span text:style-name="T5">C</text:span></text:a><text:a xlink:type="simple" xlink:href="#_z1dm5vw9h2ot" text:style-name="Internet_20_link" text:visited-style-name="Visited_20_Internet_20_Link"><text:span text:style-name="T7">â</text:span></text:a><text:a xlink:type="simple" xlink:href="#_z1dm5vw9h2ot" text:style-name="Internet_20_link" text:visited-style-name="Visited_20_Internet_20_Link"><text:span text:style-name="T5">mera</text:span></text:a></text:p>
      <text:p text:style-name="P56"><text:a xlink:type="simple" xlink:href="#_fts8n1dow7ux" text:style-name="Internet_20_link" text:visited-style-name="Visited_20_Internet_20_Link"><text:span text:style-name="T5">Contro</text:span></text:a><text:span text:style-name="T7">les</text:span></text:p>
      <text:p text:style-name="P61"><text:a xlink:type="simple" xlink:href="#_foq17hhvujin" text:style-name="Internet_20_link" text:visited-style-name="Visited_20_Internet_20_Link"><text:span text:style-name="T5">PC</text:span></text:a></text:p>
      <text:p text:style-name="P56"><text:a xlink:type="simple" xlink:href="#_mci4fgruae1q" text:style-name="Internet_20_link" text:visited-style-name="Visited_20_Internet_20_Link"><text:span text:style-name="T5">Mec</text:span></text:a><text:span text:style-name="T7">anicas</text:span></text:p>
      <text:p text:style-name="P56"><text:a xlink:type="simple" xlink:href="#_avvp8zd1h33" text:style-name="Internet_20_link" text:visited-style-name="Visited_20_Internet_20_Link"><text:span text:style-name="T5">Upgrades</text:span></text:a></text:p>
      <text:p text:style-name="P56"><text:soft-page-break/><text:a xlink:type="simple" xlink:href="#_t7028djdyk9c" text:style-name="Internet_20_link" text:visited-style-name="Visited_20_Internet_20_Link"><text:span text:style-name="T5">Power Ups</text:span></text:a></text:p>
      <text:p text:style-name="P53"><text:a xlink:type="simple" xlink:href="#_f77fnohz4m62" text:style-name="Internet_20_link" text:visited-style-name="Visited_20_Internet_20_Link"><text:span text:style-name="T5">Ar</text:span></text:a><text:span text:style-name="T7">tes</text:span></text:p>
      <text:p text:style-name="P56"><text:a xlink:type="simple" xlink:href="#_9wgos6l6b0lc" text:style-name="Internet_20_link" text:visited-style-name="Visited_20_Internet_20_Link"><text:span text:style-name="T5">T</text:span></text:a><text:span text:style-name="T7">écnica</text:span></text:p>
      <text:p text:style-name="P56"><text:a xlink:type="simple" xlink:href="#_xbyrzw8sfcav" text:style-name="Internet_20_link" text:visited-style-name="Visited_20_Internet_20_Link"><text:span text:style-name="T5">T</text:span></text:a><text:span text:style-name="T7">ema</text:span></text:p>
      <text:p text:style-name="P115">Estilo</text:p>
      <text:p text:style-name="P59"><text:span text:style-name="T7">P</text:span><text:span text:style-name="T5">ersonagens</text:span></text:p>
      <text:p text:style-name="P62"><text:a xlink:type="simple" xlink:href="#_xzpxcki5yi53" text:style-name="Internet_20_link" text:visited-style-name="Visited_20_Internet_20_Link">A</text:a><text:span text:style-name="T7">nimações</text:span></text:p>
      <text:p text:style-name="P53"><text:a xlink:type="simple" xlink:href="#_tkatanlerl10" text:style-name="Internet_20_link" text:visited-style-name="Visited_20_Internet_20_Link"><text:span text:style-name="T5">So</text:span></text:a><text:span text:style-name="T7">ns</text:span></text:p>
      <text:p text:style-name="P56"><text:a xlink:type="simple" xlink:href="#_dcbn63qqvqqd" text:style-name="Internet_20_link" text:visited-style-name="Visited_20_Internet_20_Link"><text:span text:style-name="T5">T</text:span></text:a><text:span text:style-name="T7">écnico</text:span></text:p>
      <text:p text:style-name="P61"><text:a xlink:type="simple" xlink:href="#_lso0vhabr015" text:style-name="Internet_20_link" text:visited-style-name="Visited_20_Internet_20_Link"><text:span text:style-name="T5">List of Music needed</text:span></text:a></text:p>
      <text:p text:style-name="P61"><text:a xlink:type="simple" xlink:href="#_up0izctizh36" text:style-name="Internet_20_link" text:visited-style-name="Visited_20_Internet_20_Link"><text:span text:style-name="T5">List of SFX needed</text:span></text:a></text:p>
      <text:p text:style-name="P109">Telas</text:p>
      <text:p text:style-name="P56"><text:a xlink:type="simple" xlink:href="#_1w1r2i84faf8" text:style-name="Internet_20_link" text:visited-style-name="Visited_20_Internet_20_Link"><text:span text:style-name="T5">Main Menu</text:span></text:a></text:p>
      <text:p text:style-name="P59"><text:span text:style-name="T7">O</text:span><text:span text:style-name="T5">pções</text:span></text:p>
      <text:p text:style-name="P115">Créditos</text:p>
      <text:p text:style-name="P60"><text:span text:style-name="T7">S</text:span><text:span text:style-name="T5">air</text:span></text:p>
      <text:p text:style-name="P53"><text:a xlink:type="simple" xlink:href="#_jiux5ia48kxd" text:style-name="Internet_20_link" text:visited-style-name="Visited_20_Internet_20_Link"><text:span text:style-name="T5">Credits</text:span></text:a></text:p>
      <text:p text:style-name="P56"><text:a xlink:type="simple" xlink:href="#_h8qufy2e6szq" text:style-name="Internet_20_link" text:visited-style-name="Visited_20_Internet_20_Link">Lead Designer - </text:a><text:span text:style-name="T5"><text:s/></text:span><text:span text:style-name="T7">Lucas S. Souza</text:span></text:p>
      <text:p text:style-name="P57"><text:a xlink:type="simple" xlink:href="#_mn939381yjnb" text:style-name="Internet_20_link" text:visited-style-name="Visited_20_Internet_20_Link">Lead Developer-</text:a><text:span text:style-name="T5"> <text:s/></text:span><text:span text:style-name="T7">Lucas S. Souza</text:span></text:p>
      <text:p text:style-name="P57"><text:a xlink:type="simple" xlink:href="#_vwlhwv4rr64i" text:style-name="Internet_20_link" text:visited-style-name="Visited_20_Internet_20_Link">Lead Artist-</text:a><text:span text:style-name="T5"> <text:s/></text:span><text:span text:style-name="T7">Lucas S. Souza</text:span></text:p>
      <text:p text:style-name="P57"><text:a xlink:type="simple" xlink:href="#_y4nb2jzh6o9i" text:style-name="Internet_20_link" text:visited-style-name="Visited_20_Internet_20_Link">Developer -</text:a><text:span text:style-name="T5"> <text:s/></text:span><text:span text:style-name="T7">Lucas S. Souza</text:span></text:p>
      <text:p text:style-name="P57"><text:a xlink:type="simple" xlink:href="#_d62ky9vx78qr" text:style-name="Internet_20_link" text:visited-style-name="Visited_20_Internet_20_Link">Character Artist -</text:a><text:span text:style-name="T5"> <text:s/></text:span><text:span text:style-name="T7">Lucas S. Souza</text:span></text:p>
      <text:p text:style-name="P57"><text:a xlink:type="simple" xlink:href="#_kny171qvoufu" text:style-name="Internet_20_link" text:visited-style-name="Visited_20_Internet_20_Link">Environment Artist -</text:a><text:span text:style-name="T5"> <text:s/></text:span><text:span text:style-name="T7">Lucas S. Souza</text:span></text:p>
      <text:p text:style-name="P56"><text:a xlink:type="simple" xlink:href="#_tap9u6kzexsi" text:style-name="Internet_20_link" text:visited-style-name="Visited_20_Internet_20_Link">GUI Artist -</text:a><text:span text:style-name="T5"> ---</text:span></text:p>
      <text:p text:style-name="P56"><text:a xlink:type="simple" xlink:href="#_ccu87xlxghml" text:style-name="Internet_20_link" text:visited-style-name="Visited_20_Internet_20_Link">Music by -</text:a><text:span text:style-name="T5"> ---</text:span></text:p>
      <text:p text:style-name="P56"><text:a xlink:type="simple" xlink:href="#_5ik2s7dya14s" text:style-name="Internet_20_link" text:visited-style-name="Visited_20_Internet_20_Link">Sound Engineer -</text:a><text:span text:style-name="T5"> ---</text:span></text:p>
      <text:p text:style-name="P57"><text:a xlink:type="simple" xlink:href="#_12f18wbinn0e" text:style-name="Internet_20_link" text:visited-style-name="Visited_20_Internet_20_Link">Marketing -</text:a><text:span text:style-name="T5"> <text:s/></text:span><text:span text:style-name="T7">Lucas S. Souza</text:span></text:p>
      <text:p text:style-name="P1"/>
      <text:p text:style-name="P1"/>
      <text:p text:style-name="P1"/>
      <text:p text:style-name="P1"/>
      <text:p text:style-name="P1"/>
      <text:p text:style-name="Standard"/>
      <text:p text:style-name="P34"/>
      <text:p text:style-name="P11"><text:bookmark text:name="_jawf63vgvcn7"/></text:p>
      <table:table table:name="Tabela3" table:style-name="Tabela3">
        <table:table-column table:style-name="Tabela3.A"/>
        <table:table-row table:style-name="Tabela3.1">
          <table:table-cell table:style-name="Tabela3.A1" office:value-type="string">
            <text:p text:style-name="P16">Visão Geral</text:p>
          </table:table-cell>
        </table:table-row>
      </table:table>
      <text:p text:style-name="P13"><text:bookmark text:name="_l3g1yumiurgc"/></text:p>
      <text:p text:style-name="P28">Resumo</text:p>
      <text:p text:style-name="P35"/>
      <text:p text:style-name="P3"><text:tab/>O jogo se passa em qualquer lugar do plano tempo-espaço. O personagem principal é um alienígena adimensional responsável pelo controle do tempo no universo, pelos humanos apelidado por: Pac Bum. Por culpa de suas capacidades explosivas.</text:p>
      <text:p text:style-name="P36"><text:tab/>Uma tropa de Alienígenas da quinta dimensão deseja possuir as habilidades de Pac Bum para que, com elas, eles possam dominar todos os universos possíveis e impossíveis. Traçaram, então, um plano para sugar o poder de <text:s/>nosso herói. Porém Pac Bum foi mais esperto e conseguiu fugir do local no ultimo segundo, entretanto, com parte dos seus poderes. Pac Bum acaba na Terra onde procurará em toda nossa linha temporal uma forma de recarregar seus poderes novamente comendo tudo que seja explosivo.</text:p>
      <text:p text:style-name="P36"><text:tab/>O jogo é para qualquer plataforma que possua um sistema Linux, Ubuntu e derivados que tenha instalado Python 3 e algumas dependencias.</text:p>
      <text:p text:style-name="P36"/>
      <text:p text:style-name="P28">Publico Alvo</text:p>
      <text:p text:style-name="P2">Crianças de 4 a 13 anos de idade.</text:p>
      <text:p text:style-name="P35"/>
      <text:p text:style-name="P28">Características</text:p>
      <text:p text:style-name="P2">Plataforma Sci-Fi</text:p>
      <text:p text:style-name="P1"/>
      <text:list xml:id="list4124798371380771266" text:style-name="WWNum11">
        <text:list-item>
          <text:p text:style-name="P77">Com muitas aventuras fugindo de um tempo a outro na terra!</text:p>
        </text:list-item>
        <text:list-item>
          <text:p text:style-name="P77">Viciante pois não se sabe qual é o próximo lugar a se pousar.</text:p>
        </text:list-item>
        <text:list-item>
          <text:p text:style-name="P80">Grátis, software livre, e sem app de compras.</text:p>
        </text:list-item>
      </text:list>
      <text:p text:style-name="P47"/>
      <text:p text:style-name="P29">Plataformas</text:p>
      <text:list xml:id="list6208266774327352601" text:style-name="WWNum2">
        <text:list-item>
          <text:p text:style-name="P81">Linux (OS)</text:p>
        </text:list-item>
        <text:list-item>
          <text:p text:style-name="P81">Ubuntu(OS)</text:p>
        </text:list-item>
        <text:list-item>
          <text:p text:style-name="P95">Derivados...</text:p>
          <text:p text:style-name="P110"/>
        </text:list-item>
      </text:list>
      <text:p text:style-name="P1"/>
      <text:p text:style-name="P1"/>
      <text:p text:style-name="Standard"/>
      <text:p text:style-name="P34"/>
      <text:p text:style-name="P18"/>
      <table:table table:name="Tabela4" table:style-name="Tabela4">
        <table:table-column table:style-name="Tabela4.A"/>
        <table:table-row table:style-name="Tabela4.1">
          <table:table-cell table:style-name="Tabela4.A1" office:value-type="string">
            <text:p text:style-name="P17">História</text:p>
          </table:table-cell>
        </table:table-row>
      </table:table>
      <text:p text:style-name="P11"><text:bookmark text:name="_v1az62ri35nb"/></text:p>
      <text:p text:style-name="P67">Resumo da Históra</text:p>
      <text:p text:style-name="P70"/>
      <text:p text:style-name="P41"><text:span text:style-name="T8"><text:tab/></text:span><text:span text:style-name="T9">Pac Bum é um ser adimensional senhor do tempo e do espaço. Conspiradores da 5ª dimensão, ao comando de Zielo Flu, tentaram absorver de nosso herói seus poderes. Pac Bum consegue fugir para Terra, onde, na nossa linha temporal, procura formas de realimentar seus poderes comendo tudo que é explosivo. Entre uma viagem temporal e outra Pac Bum encontra seus inimigos na “zona fantasma”.</text:span></text:p>
      <text:p text:style-name="P1"/>
      <text:p text:style-name="P30"><text:bookmark text:name="_wcsjil6322if"/>Ambientação</text:p>
      <text:p text:style-name="P4">Planeta Terra – Tempo - Aleatório</text:p>
      <text:p text:style-name="P24"><text:bookmark text:name="_f5jyjg3h09tl"/>T<text:span text:style-name="T19">ema</text:span></text:p>
      <text:p text:style-name="P5">Sci-Fi, Viagens no tempo e no espaço.</text:p>
      <text:p text:style-name="P30"/>
      <text:p text:style-name="P45"><text:bookmark text:name="_sxjy722tx7zx"/>Personagens</text:p>
      <text:p text:style-name="P20">Pac Bum – Senhor do Tempo e Espaço</text:p>
      <text:p text:style-name="P20">Zielo Flu – Comandante da 5<text:span text:style-name="T20">ª </text:span><text:span text:style-name="T21">Dimensão</text:span></text:p>
      <text:p text:style-name="P20">Capangas de Zielo Flu</text:p>
      <text:p text:style-name="P1"/>
      <text:p text:style-name="P1"/>
      <text:p text:style-name="Standard"/>
      <text:p text:style-name="P34"/>
      <text:p text:style-name="P11"><text:bookmark text:name="_1l5gwpn7zqa6"/></text:p>
      <table:table table:name="Tabela5" table:style-name="Tabela5">
        <table:table-column table:style-name="Tabela5.A"/>
        <table:table-row table:style-name="Tabela5.1">
          <table:table-cell table:style-name="Tabela5.A1" office:value-type="string">
            <text:p text:style-name="P12"><text:bookmark text:name="_bk4thguo4lfh"/>Gameplay</text:p>
          </table:table-cell>
        </table:table-row>
      </table:table>
      <text:p text:style-name="P11"/>
      <text:p text:style-name="P41">O jogador controla seu personagem com as quatro setas direcionais do teclado. Nas telas de coleta utiliza-se da seta “up” e “down” para subir ou descer de plataforma e as setas “left” e “rigth” para ir e voltar no mapa. Já nas telas de batalha, zona fantasma, utiliza-se as quatro setas direcionais para se mover na tela e a barra de espaço para explodir as bombas e os inimigos.</text:p>
      <text:p text:style-name="P41"/>
      <text:p text:style-name="P41"/>
      <text:p text:style-name="P24"><text:bookmark text:name="_udoxmnltrfcs"/></text:p>
      <text:p text:style-name="P31">Itens da Tela de Coleta</text:p>
      <text:p text:style-name="P38"/>
      <text:p text:style-name="P40">Tela de Coleta 1</text:p>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48"><text:span text:style-name="T10">N</text:span><text:span text:style-name="T11">ome</text:span></text:p>
          </table:table-cell>
          <table:table-cell table:style-name="Tabela6.A1" office:value-type="string">
            <text:p text:style-name="P50"><text:span text:style-name="T12">E</text:span><text:span text:style-name="T10">feito</text:span></text:p>
          </table:table-cell>
          <table:table-cell table:style-name="Tabela6.A1" office:value-type="string">
            <text:p text:style-name="P51"><text:span text:style-name="T12">P</text:span><text:span text:style-name="T10">ontuação</text:span></text:p>
          </table:table-cell>
        </table:table-row>
        <table:table-row table:style-name="Tabela6.1">
          <table:table-cell table:style-name="Tabela6.A2" office:value-type="string">
            <text:p text:style-name="P103">Cow_Skull</text:p>
          </table:table-cell>
          <table:table-cell table:style-name="Tabela6.A2" office:value-type="string">
            <text:p text:style-name="P48"><text:span text:style-name="T13">-</text:span><text:span text:style-name="T14">1 de vida</text:span></text:p>
          </table:table-cell>
          <table:table-cell table:style-name="Tabela6.A2" office:value-type="string">
            <text:p text:style-name="P49"><text:span text:style-name="T13">-</text:span><text:span text:style-name="T15">40 </text:span></text:p>
          </table:table-cell>
        </table:table-row>
        <table:table-row table:style-name="Tabela6.1">
          <table:table-cell table:style-name="Tabela6.A3" office:value-type="string">
            <text:p text:style-name="P106">Venon</text:p>
          </table:table-cell>
          <table:table-cell table:style-name="Tabela6.A3" office:value-type="string">
            <text:p text:style-name="P49"><text:span text:style-name="T16">-</text:span><text:span text:style-name="T17">1 de vida</text:span></text:p>
          </table:table-cell>
          <table:table-cell table:style-name="Tabela6.A3" office:value-type="string">
            <text:p text:style-name="P49"><text:span text:style-name="T16">-</text:span><text:span text:style-name="T18">100</text:span></text:p>
          </table:table-cell>
        </table:table-row>
        <table:table-row table:style-name="Tabela6.1">
          <table:table-cell table:style-name="Tabela6.A2" office:value-type="string">
            <text:p text:style-name="P104">Life</text:p>
          </table:table-cell>
          <table:table-cell table:style-name="Tabela6.A2" office:value-type="string">
            <text:p text:style-name="P104">+1 de vida</text:p>
          </table:table-cell>
          <table:table-cell table:style-name="Tabela6.A2" office:value-type="string">
            <text:p text:style-name="P105">+20</text:p>
          </table:table-cell>
        </table:table-row>
        <table:table-row table:style-name="Tabela6.1">
          <table:table-cell table:style-name="Tabela6.A3" office:value-type="string">
            <text:p text:style-name="P106">Super Point</text:p>
          </table:table-cell>
          <table:table-cell table:style-name="Tabela6.A3" office:value-type="string">
            <text:p text:style-name="P107">+100 pontos</text:p>
          </table:table-cell>
          <table:table-cell table:style-name="Tabela6.A3" office:value-type="string">
            <text:p text:style-name="P107">+100</text:p>
          </table:table-cell>
        </table:table-row>
        <table:table-row table:style-name="Tabela6.1">
          <table:table-cell table:style-name="Tabela6.A6" office:value-type="string">
            <text:p text:style-name="P51">Bomba</text:p>
          </table:table-cell>
          <table:table-cell table:style-name="Tabela6.A6" office:value-type="string">
            <text:p text:style-name="P52">+1 ponto p/ explosão</text:p>
          </table:table-cell>
          <table:table-cell table:style-name="Tabela6.A6" office:value-type="string">
            <text:p text:style-name="P52">+10</text:p>
          </table:table-cell>
        </table:table-row>
      </table:table>
      <text:p text:style-name="P1"/>
      <text:p text:style-name="P1"/>
      <text:p text:style-name="P24"><text:bookmark text:name="_z1dm5vw9h2ot"/>C<text:span text:style-name="T22">â</text:span>mera</text:p>
      <text:p text:style-name="P6">Existem 2 câmeras:</text:p>
      <text:p text:style-name="P42"><text:tab/></text:p>
      <text:p text:style-name="P42">1- Telas de Coleta</text:p>
      <text:list xml:id="list9116053786791233460" text:style-name="WWNum7">
        <text:list-item>
          <text:p text:style-name="P82">Câmera de Plataforma</text:p>
          <text:p text:style-name="P102">2- Telas de Batalha – Zona Fantasma</text:p>
        </text:list-item>
        <text:list-item>
          <text:p text:style-name="P96">Câmera “Top-Down”</text:p>
        </text:list-item>
      </text:list>
      <text:p text:style-name="P24"/>
      <text:p text:style-name="P119"/>
      <text:p text:style-name="P119"/>
      <text:p text:style-name="P119"/>
      <text:p text:style-name="P119"/>
      <text:p text:style-name="P119"/>
      <text:p text:style-name="P119"/>
      <text:p text:style-name="P119"/>
      <text:p text:style-name="P119"/>
      <text:p text:style-name="P119"><text:bookmark text:name="_fts8n1dow7ux"/><text:soft-page-break/><text:span text:style-name="T35">­</text:span>Control<text:span text:style-name="T22">e</text:span>s</text:p>
      <text:p text:style-name="P121">PC - <text:span text:style-name="T34">Menu</text:span></text:p>
      <text:list xml:id="list7799208637437375968" text:style-name="WWNum10">
        <text:list-item>
          <text:p text:style-name="P85"><text:span text:style-name="T34">Opção acima</text:span> – <text:span text:style-name="T22">seta direcional para cima</text:span></text:p>
        </text:list-item>
        <text:list-item>
          <text:p text:style-name="P87"><text:span text:style-name="T34">Opção abaixo</text:span>– seta direcional para baixo</text:p>
        </text:list-item>
        <text:list-item>
          <text:p text:style-name="P100">Confirmar – tecla Enter</text:p>
        </text:list-item>
      </text:list>
      <text:p text:style-name="P117"/>
      <text:p text:style-name="P121">PC - <text:span text:style-name="T34">Créditos</text:span></text:p>
      <text:list xml:id="list152648267980743" text:continue-numbering="true" text:style-name="WWNum10">
        <text:list-item>
          <text:p text:style-name="P85"><text:span text:style-name="T34">Retornar para o Menu</text:span> – <text:span text:style-name="T34">tecla R</text:span></text:p>
          <text:p text:style-name="P87"/>
        </text:list-item>
        <text:list-item>
          <text:p text:style-name="P100">Confirmar – Enter</text:p>
          <text:p text:style-name="P112"/>
        </text:list-item>
      </text:list>
      <text:p text:style-name="P23">PC - Tela de Coleta</text:p>
      <text:list xml:id="list152647709196358" text:continue-numbering="true" text:style-name="WWNum10">
        <text:list-item>
          <text:p text:style-name="P83"><text:span text:style-name="T23">Plataforma acima</text:span> – <text:span text:style-name="T22">seta direcional para cima</text:span></text:p>
        </text:list-item>
        <text:list-item>
          <text:p text:style-name="P83"><text:span text:style-name="T23">Plataforma abaixo</text:span>– <text:span text:style-name="T22">seta direcional para baixo</text:span></text:p>
        </text:list-item>
        <text:list-item>
          <text:p text:style-name="P83"><text:span text:style-name="T23">Andar para esquerda</text:span>– <text:span text:style-name="T22">seta direcional para a esquerda</text:span></text:p>
        </text:list-item>
        <text:list-item>
          <text:p text:style-name="P83"><text:span text:style-name="T23">Andar para direita</text:span> – <text:span text:style-name="T22">seta direcional para direita</text:span></text:p>
        </text:list-item>
        <text:list-item>
          <text:p text:style-name="P99">Voltar para o menu – tecla R</text:p>
        </text:list-item>
      </text:list>
      <text:p text:style-name="P23"/>
      <text:p text:style-name="P44"/>
      <text:p text:style-name="P44"/>
      <text:p text:style-name="P44">PC - Tela de <text:span text:style-name="T33">Batalha – Zona Fantasma</text:span></text:p>
      <text:list xml:id="list152647612136008" text:continue-numbering="true" text:style-name="WWNum10">
        <text:list-item>
          <text:p text:style-name="P84"><text:span text:style-name="T23">Mover-se no sentido positivo do eixo Y</text:span> – <text:span text:style-name="T22">seta direcional para cima</text:span></text:p>
        </text:list-item>
        <text:list-item>
          <text:p text:style-name="P86">Mover-se no sentido negativo do eixo Y – seta direcional para baixo</text:p>
        </text:list-item>
        <text:list-item>
          <text:p text:style-name="P84"><text:span text:style-name="T23">Mover-se no sentido negativo do eixo X</text:span> – <text:span text:style-name="T22">seta direcional para a esquerda</text:span></text:p>
        </text:list-item>
        <text:list-item>
          <text:p text:style-name="P78"><text:span text:style-name="T25">Mover-se no sentido positivo do eixo x</text:span><text:span text:style-name="T24"> – </text:span><text:span text:style-name="T26">seta direcional para direita</text:span></text:p>
        </text:list-item>
        <text:list-item>
          <text:p text:style-name="P98"><text:span text:style-name="T27">V</text:span><text:span text:style-name="T24">oltar para o menu – tecla R</text:span></text:p>
        </text:list-item>
      </text:list>
      <text:p text:style-name="P1"/>
      <text:p text:style-name="P24"><text:bookmark text:name="_mci4fgruae1q"/>Mec<text:span text:style-name="T23">ânicas</text:span> </text:p>
      <text:p text:style-name="P1"><text:span text:style-name="T23">Fuja, colete, equipe-se depois lute.</text:span> </text:p>
      <text:p text:style-name="P24"><text:bookmark text:name="_avvp8zd1h33"/>Upgrades</text:p>
      <text:list xml:id="list8846999451935622390" text:style-name="WWNum3">
        <text:list-item>
          <text:p text:style-name="P90">A cada explosivo coletado na tela de coleta as explosões além de se aumentar a quantidade de explosões elas, também, vão ficando mais forte.</text:p>
        </text:list-item>
      </text:list>
      <text:p text:style-name="P24"><text:bookmark text:name="_t7028djdyk9c"/>Power Ups</text:p>
      <text:list xml:id="list7224986751609787939" text:style-name="WWNum5">
        <text:list-item>
          <text:p text:style-name="P91">Ainda nenhum.</text:p>
        </text:list-item>
      </text:list>
      <text:p text:style-name="P1"/>
      <text:p text:style-name="P1"/>
      <text:p text:style-name="Standard"/>
      <text:p text:style-name="P34"/>
      <text:p text:style-name="P11"><text:bookmark text:name="_15dre3qj2b7g"/></text:p>
      <table:table table:name="Tabela8" table:style-name="Tabela8">
        <table:table-column table:style-name="Tabela8.A"/>
        <table:table-row table:style-name="Tabela8.1">
          <table:table-cell table:style-name="Tabela8.A1" office:value-type="string">
            <text:p text:style-name="P12"><text:bookmark text:name="_f77fnohz4m62"/>Art<text:span text:style-name="T28">es</text:span></text:p>
          </table:table-cell>
        </table:table-row>
      </table:table>
      <text:p text:style-name="P11"><text:bookmark text:name="_lsv9fo2y4zug"/></text:p>
      <text:p text:style-name="P24"><text:bookmark text:name="_9wgos6l6b0lc"/>T<text:span text:style-name="T28">é</text:span>c<text:span text:style-name="T28">nico</text:span></text:p>
      <text:p text:style-name="P7">Todos os arquivos são de suma importância para o programa rodar, tantos os que estão dentro quanto os que estão fora da pasta “images”. Não podem, de forma alguma, serem mudados de local. Como, também, o respeito de suas dimensões pois estas são utilizadas para fazer a animação do jogo.</text:p>
      <text:p text:style-name="P24"><text:bookmark text:name="_xbyrzw8sfcav"/>T<text:span text:style-name="T28">ema</text:span></text:p>
      <text:p text:style-name="P7">Sci-fi.</text:p>
      <text:p text:style-name="P32">Estilo</text:p>
      <text:p text:style-name="P7">Cartoony</text:p>
      <text:p text:style-name="P24"><text:bookmark text:name="_oid6r06zehdq"/>Mood</text:p>
      <text:p text:style-name="P8">Funny.</text:p>
      <text:p text:style-name="P1"/>
      <text:p text:style-name="P24"><text:bookmark text:name="_hapsbm6g0daq"/>Characters</text:p>
      <text:list xml:id="list239063968368012903" text:style-name="WWNum14">
        <text:list-item>
          <text:p text:style-name="P92">Pac Bum – Uma espécie de PacMan Punk, verde e com dentes afiados.</text:p>
        </text:list-item>
        <text:list-item>
          <text:p text:style-name="P97">Cow_Skull – Uma caveira de algum “Ghost Rider” que perdeu seu corpo onde judas encontrou suas botas e que agora trabalha para Zielo Flu.</text:p>
        </text:list-item>
        <text:list-item>
          <text:p text:style-name="P97">Zielo Flu – <text:span text:style-name="T35">Um ser semelhante ao PacBum, entretanto, alaranjado.</text:span> Comandante da Tropa da 5ª Dimensão.</text:p>
          <text:p text:style-name="P111"/>
        </text:list-item>
      </text:list>
      <text:p text:style-name="P1"/>
      <text:p text:style-name="P22"><text:bookmark text:name="_xzpxcki5yi53"/>Anima<text:span text:style-name="T32">ções</text:span></text:p>
      <text:p text:style-name="P54"/>
      <text:p text:style-name="P55">As animações ocorrem automaticamente de acordo com o movimento de cada personagem e/ou item que está na tela.</text:p>
      <text:p text:style-name="P1"/>
      <text:p text:style-name="P1"/>
      <text:p text:style-name="Standard"/>
      <text:p text:style-name="P34"/>
      <text:p text:style-name="P11"><text:bookmark text:name="_qaq2gi3sicjy"/></text:p>
      <table:table table:name="Tabela9" table:style-name="Tabela9">
        <table:table-column table:style-name="Tabela9.A"/>
        <table:table-row table:style-name="Tabela9.1">
          <table:table-cell table:style-name="Tabela9.A1" office:value-type="string">
            <text:p text:style-name="P12"><text:bookmark text:name="_tkatanlerl10"/>S<text:span text:style-name="T29">OM</text:span></text:p>
          </table:table-cell>
        </table:table-row>
      </table:table>
      <text:p text:style-name="P11"><text:bookmark text:name="_ih8641b7hri8"/></text:p>
      <text:p text:style-name="P24"><text:bookmark text:name="_dcbn63qqvqqd"/>Technical</text:p>
      <text:p text:style-name="P9">Musica = Futuramente .ogg</text:p>
      <text:p text:style-name="P1">Sound Effects SFX = <text:span text:style-name="T29">Futuramente .ogg</text:span></text:p>
      <text:p text:style-name="P1"/>
      <text:p text:style-name="P22"><text:bookmark text:name="_lso0vhabr015"/>List of Music needed<text:span text:style-name="T29">(Ainda não implementado)</text:span></text:p>
      <text:list xml:id="list1850418180846077300" text:style-name="WWNum12">
        <text:list-item>
          <text:p text:style-name="P88">Load Scene</text:p>
        </text:list-item>
        <text:list-item>
          <text:p text:style-name="P88">Main Menu</text:p>
        </text:list-item>
        <text:list-item>
          <text:p text:style-name="P88">Gameplay</text:p>
        </text:list-item>
        <text:list-item>
          <text:p text:style-name="P88">Win</text:p>
        </text:list-item>
        <text:list-item>
          <text:p text:style-name="P88">Loss</text:p>
        </text:list-item>
      </text:list>
      <text:p text:style-name="P10"/>
      <text:p text:style-name="P22"><text:bookmark text:name="_up0izctizh36"/>List of SFX needed<text:span text:style-name="T29">(AInda não implementado)</text:span></text:p>
      <text:list xml:id="list7673764951592608543" text:style-name="WWNum1">
        <text:list-item>
          <text:p text:style-name="P89">Punch monster</text:p>
        </text:list-item>
        <text:list-item>
          <text:p text:style-name="P89">Punch Wall</text:p>
        </text:list-item>
        <text:list-item>
          <text:p text:style-name="P89">Shoot gun 1</text:p>
        </text:list-item>
        <text:list-item>
          <text:p text:style-name="P89">Shoot gun laser</text:p>
        </text:list-item>
        <text:list-item>
          <text:p text:style-name="P89">Get hit</text:p>
        </text:list-item>
        <text:list-item>
          <text:p text:style-name="P89">Die</text:p>
        </text:list-item>
      </text:list>
      <text:p text:style-name="P10"/>
      <text:p text:style-name="P10"/>
      <text:p text:style-name="P10"/>
      <text:p text:style-name="P46"/>
      <text:p text:style-name="P34"/>
      <text:p text:style-name="P64"><text:bookmark text:name="_6o8v1qb4j31b"/></text:p>
      <table:table table:name="Tabela10" table:style-name="Tabela10">
        <table:table-column table:style-name="Tabela10.A"/>
        <table:table-row table:style-name="Tabela10.1">
          <table:table-cell table:style-name="Tabela10.A1" office:value-type="string">
            <text:p text:style-name="P19"><text:bookmark text:name="_fsvisokyjgta"/>Telas</text:p>
          </table:table-cell>
        </table:table-row>
      </table:table>
      <text:p text:style-name="P64"><text:bookmark text:name="_8uesjbfhoqt"/></text:p>
      <text:p text:style-name="P1"/>
      <text:p text:style-name="P33">Main Menu</text:p>
      <text:p text:style-name="P68">Possui 4 opções que podem ser selecionadas através de uma seta vermelha e ativadas ao se apertar “ENTER”. As opções são:</text:p>
      <text:p text:style-name="P39"><text:tab/><text:span text:style-name="T30">1 – Iniciar <text:s/>= Inicia o jogo do 0</text:span></text:p>
      <text:p text:style-name="P39"><text:tab/><text:span text:style-name="T30">2 – Opções = Abre a tela de opções (ainda não foi implementado)</text:span></text:p>
      <text:p text:style-name="P39"><text:tab/><text:span text:style-name="T30">3 – Créditos = Abre a tela com os créditos da produção do jogo</text:span></text:p>
      <text:p text:style-name="P39"><text:tab/><text:span text:style-name="T30">4 – Sair = Fecha a aplicação</text:span></text:p>
      <text:p text:style-name="P43"/>
      <text:p text:style-name="P43">Vale informar, também, que no canto inferior direito da tela <text:s/>Main Menu está a versão em que se encontra o aplicativo instalado.</text:p>
      <text:p text:style-name="P39"/>
      <text:p text:style-name="P33">Opções</text:p>
      <text:p text:style-name="P68">A tela possuirá as opções de mudança de cor do Pac Bum, mudança de roupa do personagem e a seleção de fase.</text:p>
      <text:p text:style-name="P43"/>
      <text:p text:style-name="P120">Créditos</text:p>
      <text:p text:style-name="P74">Uma lista se move com os créditos da produção do jogo.</text:p>
      <text:p text:style-name="P37"/>
      <text:p text:style-name="P24"><text:bookmark text:name="_oyw06y2fmrze"/>Gameplay</text:p>
      <text:p text:style-name="P1"/>
      <text:p text:style-name="P72">A gameplay é dividida em duas partes: </text:p>
      <text:p text:style-name="P72"><text:tab/>A primeira é <text:span text:style-name="T36">t</text:span>ela de coleta onde o personagem fugirá dos itens ruins e coletará os itens bons que surgirão <text:span text:style-name="T37">num intervalo de 60 segundos</text:span>. Os itens que vão surgindo vão depender da época em que o Pac Bum se encontra. A câmera é do tipo “plataforma” que se move de acordo com o movimento do personagem. <text:span text:style-name="T36">Na primeira fase, por exemplo, os itens ruins são: Cow Skull(caveira com chapéu de cowboy) e Venon(Caveira com olhos piscantes e brilho roxo). Os itens bons são: Super Points(coxa de frango), Vida(Coração verde), Bomba(Como o nome diz, uma bomba). Caso PacBum colete um item ruim ele perderá uma vida e uma certa quantidade de pontos. Caso ele pegue um item bom ele pode ganhar uma vida com o item Vida e uma bomba com o item Bomba. Todos os itens bons dão pontos. Todas as informações referentes a pontos, tempo, vidas, bombas estão em forma de texto na parte inferior da tela.</text:span></text:p>
      <text:p text:style-name="P73"><text:tab/>A segunda é na tela de batalha, ou zona fantasma, onde Pac Bum lutará contra os capangas de Zielo Flu. Os desenhos serão mais simples pois se trata de um mundo que não pode ser definido pois não se <text:s/>trata de uma dimensão. A câmera deste trecho é do tipo “<text:span text:style-name="T31">Top Down”. Zielo Flu vai perseguir PacBum por toda a fase. Caso Zielo Flu toque no personagem principal este perderá uma vida. Para derrotar Zielo Flu, PacBum deverá explodir-se perto do </text:span><text:soft-page-break/><text:span text:style-name="T31">vilão até que todas as vidas de ZieloFlu acabem. Com ZieloFlu derrotado, neste trecho, PacBum viajará para mais uma fase. A quantidade de bombas de Pac Bum ficará visível na parte superior esquerda da tela (bolinhas da cor preta), as vidas de Pac Bum ficarão na parte inferior esquerda da tela(bolinhas da cor verde), as vidas de ZieloFlu ficarão na parte inferior direita da tela(bolinhas laranjadas).</text:span></text:p>
      <text:p text:style-name="P69"/>
      <text:p text:style-name="P1"/>
      <text:p text:style-name="P1"/>
      <text:p text:style-name="P1"/>
      <text:p text:style-name="Standard"/>
      <text:p text:style-name="P34"/>
      <text:p text:style-name="P11"><text:bookmark text:name="_4sq76ea74pt9"/></text:p>
      <table:table table:name="Tabela11" table:style-name="Tabela11">
        <table:table-column table:style-name="Tabela11.A"/>
        <table:table-row table:style-name="Tabela11.1">
          <table:table-cell table:style-name="Tabela11.A1" office:value-type="string">
            <text:p text:style-name="P12"><text:bookmark text:name="_jiux5ia48kxd"/>Credits</text:p>
          </table:table-cell>
        </table:table-row>
      </table:table>
      <text:p text:style-name="P11"><text:bookmark text:name="_zeib989dffxw"/></text:p>
      <text:p text:style-name="P1"/>
      <text:p text:style-name="P24"><text:bookmark text:name="_h8qufy2e6szq"/>Lead Designer – <text:span text:style-name="T31">Lucas S Souza</text:span></text:p>
      <text:list xml:id="list9215810790591898852" text:style-name="WWNum6">
        <text:list-item>
          <text:p text:style-name="P79">Skype: <text:span text:style-name="T31">lucas211br</text:span></text:p>
        </text:list-item>
        <text:list-item>
          <text:p text:style-name="P79">Email: <text:span text:style-name="T31">lucas.soaresouza@gmail.com</text:span></text:p>
        </text:list-item>
        <text:list-item>
          <text:p text:style-name="P79">Phone: <text:span text:style-name="T31">61 98570-1679</text:span></text:p>
        </text:list-item>
      </text:list>
      <text:p text:style-name="P1"/>
      <text:p text:style-name="P24"><text:bookmark text:name="_mn939381yjnb"/>Lead Developer- <text:span text:style-name="T31">Lucas S Souza</text:span></text:p>
      <text:p text:style-name="P24"><text:bookmark text:name="_vwlhwv4rr64i"/>Lead Artist- <text:span text:style-name="T31">Lucas S. Souza</text:span></text:p>
      <text:p text:style-name="P25"><text:bookmark text:name="_y4nb2jzh6o9i"/>Developer - <text:span text:style-name="T31">Lucas S. Souza</text:span></text:p>
      <text:p text:style-name="P25"><text:bookmark text:name="_d62ky9vx78qr"/>Character Artist - <text:span text:style-name="T31">Lucas S. Souza</text:span></text:p>
      <text:p text:style-name="P25"><text:bookmark text:name="_kny171qvoufu"/>Environment Artist - <text:span text:style-name="T31">Lucas S. Souza</text:span></text:p>
      <text:p text:style-name="P25"><text:bookmark text:name="_12f18wbinn0e"/>Marketing - <text:s/><text:span text:style-name="T31">Lucas S. Souza</text:span></text:p>
      <text:p text:style-name="P47"/>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pt" fo:country="BR"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pt" fo:country="BR"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true" fo:line-height="115%" fo:text-align="start" style:justify-single-word="false" fo:keep-together="auto" fo:orphans="0" fo:widows="0"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cm" loext:contextual-spacing="true" fo:line-height="100%" fo:keep-together="auto" fo:orphans="0" fo:widows="0" fo:keep-with-next="auto"/>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353cm" fo:margin-bottom="0cm" loext:contextual-spacing="true" fo:line-height="100%" fo:keep-together="auto" fo:orphans="0" fo:widows="0" fo:keep-with-next="auto"/>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282cm" fo:margin-bottom="0cm" loext:contextual-spacing="true" fo:line-height="100%" fo:keep-together="auto" fo:orphans="0" fo:widows="0" fo:keep-with-next="auto"/>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282cm" fo:margin-bottom="0cm" loext:contextual-spacing="true" fo:line-height="100%" fo:keep-together="auto" fo:orphans="0" fo:widows="0" fo:keep-with-next="auto"/>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true" fo:line-height="100%" fo:keep-together="auto" fo:orphans="0" fo:widows="0" fo:keep-with-next="auto"/>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true" fo:line-height="100%" fo:keep-together="auto" fo:orphans="0" fo:widows="0" fo:keep-with-next="auto"/>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cm" loext:contextual-spacing="true" fo:line-height="100%" fo:keep-together="auto" fo:orphans="0" fo:widows="0" fo:keep-with-next="auto"/>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cm" fo:margin-bottom="0.353cm" loext:contextual-spacing="true" fo:line-height="100%" fo:keep-together="auto" fo:orphans="0" fo:widows="0" fo:keep-with-next="auto"/>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 style:display-name="ListLabel 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 style:display-name="ListLabel 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 style:display-name="ListLabel 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 style:display-name="ListLabel 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 style:display-name="ListLabel 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 style:display-name="ListLabel 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 style:display-name="ListLabel 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 style:display-name="ListLabel 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 style:display-name="ListLabel 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 style:display-name="ListLabel 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3" style:display-name="ListLabel 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4" style:display-name="ListLabel 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5" style:display-name="ListLabel 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6" style:display-name="ListLabel 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7" style:display-name="ListLabel 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8" style:display-name="ListLabel 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9" style:display-name="ListLabel 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0" style:display-name="ListLabel 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1" style:display-name="ListLabel 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2" style:display-name="ListLabel 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3" style:display-name="ListLabel 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4" style:display-name="ListLabel 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5" style:display-name="ListLabel 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6" style:display-name="ListLabel 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7" style:display-name="ListLabel 2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8" style:display-name="ListLabel 2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29" style:display-name="ListLabel 2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0" style:display-name="ListLabel 3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2" style:display-name="ListLabel 3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3" style:display-name="ListLabel 3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4" style:display-name="ListLabel 3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5" style:display-name="ListLabel 3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6" style:display-name="ListLabel 3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7" style:display-name="ListLabel 3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8" style:display-name="ListLabel 3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39" style:display-name="ListLabel 3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0" style:display-name="ListLabel 4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1" style:display-name="ListLabel 4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2" style:display-name="ListLabel 4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3" style:display-name="ListLabel 4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4" style:display-name="ListLabel 4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5" style:display-name="ListLabel 4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6" style:display-name="ListLabel 4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7" style:display-name="ListLabel 4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8" style:display-name="ListLabel 4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49" style:display-name="ListLabel 4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0" style:display-name="ListLabel 5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1" style:display-name="ListLabel 5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2" style:display-name="ListLabel 5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3" style:display-name="ListLabel 5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4" style:display-name="ListLabel 5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5" style:display-name="ListLabel 5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6" style:display-name="ListLabel 5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7" style:display-name="ListLabel 5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8" style:display-name="ListLabel 5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59" style:display-name="ListLabel 5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0" style:display-name="ListLabel 6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1" style:display-name="ListLabel 6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2" style:display-name="ListLabel 6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3" style:display-name="ListLabel 6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4" style:display-name="ListLabel 6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5" style:display-name="ListLabel 6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6" style:display-name="ListLabel 6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7" style:display-name="ListLabel 6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8" style:display-name="ListLabel 6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69" style:display-name="ListLabel 6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0" style:display-name="ListLabel 7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1" style:display-name="ListLabel 7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2" style:display-name="ListLabel 7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3" style:display-name="ListLabel 7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4" style:display-name="ListLabel 7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5" style:display-name="ListLabel 7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6" style:display-name="ListLabel 7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7" style:display-name="ListLabel 7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8" style:display-name="ListLabel 7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79" style:display-name="ListLabel 7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0" style:display-name="ListLabel 8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1" style:display-name="ListLabel 8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2" style:display-name="ListLabel 8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3" style:display-name="ListLabel 8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4" style:display-name="ListLabel 8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5" style:display-name="ListLabel 8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6" style:display-name="ListLabel 8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7" style:display-name="ListLabel 8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8" style:display-name="ListLabel 8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89" style:display-name="ListLabel 8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0" style:display-name="ListLabel 9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1" style:display-name="ListLabel 9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2" style:display-name="ListLabel 9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3" style:display-name="ListLabel 9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4" style:display-name="ListLabel 9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5" style:display-name="ListLabel 9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6" style:display-name="ListLabel 9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7" style:display-name="ListLabel 9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8" style:display-name="ListLabel 9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99" style:display-name="ListLabel 9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0" style:display-name="ListLabel 10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1" style:display-name="ListLabel 10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2" style:display-name="ListLabel 10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3" style:display-name="ListLabel 10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4" style:display-name="ListLabel 10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5" style:display-name="ListLabel 10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6" style:display-name="ListLabel 10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7" style:display-name="ListLabel 10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8" style:display-name="ListLabel 10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09" style:display-name="ListLabel 10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0" style:display-name="ListLabel 11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1" style:display-name="ListLabel 11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2" style:display-name="ListLabel 11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3" style:display-name="ListLabel 11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4" style:display-name="ListLabel 11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5" style:display-name="ListLabel 11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6" style:display-name="ListLabel 11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7" style:display-name="ListLabel 117"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8" style:display-name="ListLabel 118"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19" style:display-name="ListLabel 119"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0" style:display-name="ListLabel 120"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1" style:display-name="ListLabel 121"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2" style:display-name="ListLabel 122"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3" style:display-name="ListLabel 123"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5" style:display-name="ListLabel 125"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ListLabel_20_126" style:display-name="ListLabel 126" style:family="text">
      <style:text-properties fo:font-variant="normal" fo:text-transform="none"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5"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66"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67"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68"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9"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0"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71"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72"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4"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75"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76"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77"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78"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9"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0"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81"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83"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84"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85"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86"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87"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88"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9"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0"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number text:level="2" text:style-name="ListLabel_20_9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93" style:num-suffix="."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96" style:num-suffix="."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99" style:num-suffix="."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01"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02"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03"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04"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05"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06"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07"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08"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0"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11"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12"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13"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14"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15"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16"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17"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119" style:num-suffix="○" text:bullet-char="○">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120"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121"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122" style:num-suffix="○" text:bullet-char="○">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123"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124"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125" style:num-suffix="○" text:bullet-char="○">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126"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keep-together="auto" fo:orphans="0" fo:widows="0" fo:keep-with-next="auto"/>
    </style:style>
    <style:style style:name="MP2" style:family="paragraph" style:parent-style-name="Standard">
      <style:paragraph-properties fo:margin-top="0cm" fo:margin-bottom="0cm" loext:contextual-spacing="false" fo:keep-together="auto" fo:orphans="0" fo:widows="0" fo:keep-with-next="auto"/>
      <style:text-properties fo:color="#1155cc" style:text-underline-style="solid" style:text-underline-width="auto" style:text-underline-color="font-color" fo:font-weight="bold" style:font-weight-asian="bold"/>
    </style:style>
    <style:style style:name="MT1" style:family="text">
      <style:text-properties fo:font-weight="bold" style:font-weight-asian="bold"/>
    </style:style>
    <style:style style:name="MT2" style:family="text">
      <style:text-properties fo:font-weight="bold" officeooo:rsid="001e135d" style:font-weight-asian="bold"/>
    </style:style>
    <style:style style:name="MT3" style:family="text">
      <style:text-properties fo:font-weight="bold" officeooo:rsid="001fa5f1" style:font-weight-asian="bold"/>
    </style:style>
    <style:style style:name="MT4" style:family="text">
      <style:text-properties officeooo:rsid="00202e44"/>
    </style:style>
    <style:page-layout style:name="Mpm1">
      <style:page-layout-properties fo:page-width="21.59cm" fo:page-height="27.94cm" style:num-format="1" style:print-orientation="portrait" fo:margin-top="1.27cm" fo:margin-bottom="1.27cm" fo:margin-left="2.381cm" fo:margin-right="2.54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text:span><text:span text:style-name="MT2">Lucas S. Souza</text:span><text:span text:style-name="MT1"><text:tab/><text:tab/><text:tab/></text:span><text:span text:style-name="MT2">Pac Bum!</text:span><text:span text:style-name="MT1"><text:tab/><text:tab/></text:span><text:span text:style-name="MT3">lu</text:span><text:span text:style-name="MT2">cas.</text:span><text:span text:style-name="MT3">soaresouza@gmail.com</text:span></text:p>
      </style:header>
      <style:footer>
        <text:p text:style-name="MP1">Version <text:span text:style-name="MT4">0</text:span>.<text:span text:style-name="MT4">1</text:span>.0<text:tab/><text:tab/><text:tab/><text:tab/><text:tab/><text:tab/><text:tab/><text:tab/><text:tab/><text:tab/><text:tab/><text:page-number text:select-page="current">12</text:page-number>/<text:page-count>12</text:page-count></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07T15:26:32.812259169</dc:date>
    <meta:editing-duration>PT50M51S</meta:editing-duration>
    <meta:editing-cycles>20</meta:editing-cycles>
    <meta:generator>LibreOffice/5.2.2.2$Linux_X86_64 LibreOffice_project/8f96e87c890bf8fa77463cd4b640a2312823f3ad</meta:generator>
    <meta:document-statistic meta:table-count="10" meta:image-count="0" meta:object-count="0" meta:page-count="12" meta:paragraph-count="216" meta:word-count="1479" meta:character-count="8321" meta:non-whitespace-character-count="7036"/>
  </office:meta>
</office:document-meta>
</file>